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61"/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9" table:default-cell-style-name="Default"/>
        <table:table-column table:style-name="co1" table:default-cell-style-name="ce2"/>
        <table:table-row table:style-name="ro1" table:number-rows-repeated="2">
          <table:table-cell table:number-columns-repeated="19"/>
          <table:table-cell table:style-name="Default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MMLL</text:p>
          </table:table-cell>
          <table:table-cell/>
          <table:table-cell office:value-type="string" calcext:value-type="string">
            <text:p>mtot</text:p>
          </table:table-cell>
          <table:table-cell office:value-type="string" calcext:value-type="string">
            <text:p>ltot</text:p>
          </table:table-cell>
          <table:table-cell office:value-type="string" calcext:value-type="string">
            <text:p>lbound</text:p>
          </table:table-cell>
          <table:table-cell office:value-type="string" calcext:value-type="string">
            <text:p>lbound/ltot</text:p>
          </table:table-cell>
          <table:table-cell/>
          <table:table-cell office:value-type="string" calcext:value-type="string">
            <text:p>bfrac</text:p>
          </table:table-cell>
          <table:table-cell office:value-type="string" calcext:value-type="string">
            <text:p>mon:dim</text:p>
          </table:table-cell>
          <table:table-cell office:value-type="string" calcext:value-type="string">
            <text:p>mon:dimx2</text:p>
          </table:table-cell>
          <table:table-cell office:value-type="string" calcext:value-type="string">
            <text:p>monfrac</text:p>
          </table:table-cell>
          <table:table-cell office:value-type="string" calcext:value-type="string">
            <text:p>monbfrac</text:p>
          </table:table-cell>
          <table:table-cell office:value-type="string" calcext:value-type="string">
            <text:p>dimbfrac</text:p>
          </table:table-cell>
          <table:table-cell office:value-type="string" calcext:value-type="string">
            <text:p>xcheck1</text:p>
          </table:table-cell>
          <table:table-cell table:style-name="Default" office:value-type="string" calcext:value-type="string">
            <text:p>xcheck2</text:p>
          </table:table-cell>
        </table:table-row>
        <table:table-row table:style-name="ro1">
          <table:table-cell office:value-type="float" office:value="0.0099965713780038" calcext:value-type="float">
            <text:p>0.0099965714</text:p>
          </table:table-cell>
          <table:table-cell office:value-type="float" office:value="0.000920844636633801" calcext:value-type="float">
            <text:p>0.0009208446</text:p>
          </table:table-cell>
          <table:table-cell office:value-type="float" office:value="0.0000369708312337039" calcext:value-type="float">
            <text:p>3.69708312337039E-05</text:p>
          </table:table-cell>
          <table:table-cell table:style-name="ce1" office:value-type="float" office:value="0.00000162013088831644" calcext:value-type="float">
            <text:p>1.62E-06</text:p>
          </table:table-cell>
          <table:table-cell table:style-name="ce1" office:value-type="float" office:value="0.00000178507890259279" calcext:value-type="float">
            <text:p>1.79E-06</text:p>
          </table:table-cell>
          <table:table-cell table:style-name="ce1" office:value-type="float" office:value="0.0000000117061026443298" calcext:value-type="float">
            <text:p>1.17E-08</text:p>
          </table:table-cell>
          <table:table-cell/>
          <table:table-cell table:formula="of:=[.B4]+(2*[.C4])+[.D4]+(2*[.E4])+(2*[.F4])" office:value-type="float" office:value="0.001" calcext:value-type="float">
            <text:p>0.001</text:p>
          </table:table-cell>
          <table:table-cell table:formula="of:=[.A4]+[.D4]+[.E4]+(2*[.F4])" office:value-type="float" office:value="0.01" calcext:value-type="float">
            <text:p>0.01</text:p>
          </table:table-cell>
          <table:table-cell table:formula="of:=[.D4]+[.E4]+(2*[.F4])" office:value-type="float" office:value="0.00000342862199619789" calcext:value-type="float">
            <text:p>3.42862199619789E-06</text:p>
          </table:table-cell>
          <table:table-cell table:formula="of:=([.J4]/[.I4])*100" office:value-type="float" office:value="0.0342862199619789" calcext:value-type="float">
            <text:p>0.03428622</text:p>
          </table:table-cell>
          <table:table-cell/>
          <table:table-cell table:formula="of:=[.J4]/[.H4]" office:value-type="float" office:value="0.00342862199619789" calcext:value-type="float">
            <text:p>0.003428622</text:p>
          </table:table-cell>
          <table:table-cell table:formula="of:=([.B4]+[.D4])/([.C4]+[.E4]+[.F4])" office:value-type="float" office:value="23.7947250054422" calcext:value-type="float">
            <text:p>23.7947250054</text:p>
          </table:table-cell>
          <table:table-cell table:formula="of:=([.B4]+[.D4])/(2*[.C4]+2*[.E4]+2*[.F4])" office:value-type="float" office:value="11.8973625027211" calcext:value-type="float">
            <text:p>11.8973625027</text:p>
          </table:table-cell>
          <table:table-cell table:formula="of:=([.B4]+[.D4])/([.B4]+(2*[.C4])+[.D4]+(2*[.E4])+(2*[.F4]))" office:value-type="float" office:value="0.922464767522118" calcext:value-type="float">
            <text:p>0.9224647675</text:p>
          </table:table-cell>
          <table:table-cell table:formula="of:=[.D4]/([.B4]+[.D4])" office:value-type="float" office:value="0.00175630652286955" calcext:value-type="float">
            <text:p>0.0017563065</text:p>
          </table:table-cell>
          <table:table-cell table:formula="of:=([.E4]+(2*[.F4]))/(2*([.C4]+[.E4]+[.F4]))" office:value-type="float" office:value="0.0233247654012948" calcext:value-type="float">
            <text:p>0.0233247654</text:p>
          </table:table-cell>
          <table:table-cell table:formula="of:=([.P4]*[.Q4])+((1-[.P4])*[.R4])" office:value-type="float" office:value="0.00342862199619789" calcext:value-type="float">
            <text:p>0.003428622</text:p>
          </table:table-cell>
          <table:table-cell table:formula="of:=[.S4]=[.M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199931470323638" calcext:value-type="float">
            <text:p>0.019993147</text:p>
          </table:table-cell>
          <table:table-cell office:value-type="float" office:value="0.00091638428950955" calcext:value-type="float">
            <text:p>0.0009163843</text:p>
          </table:table-cell>
          <table:table-cell office:value-type="float" office:value="0.0000366135432397564" calcext:value-type="float">
            <text:p>3.66135432397564E-05</text:p>
          </table:table-cell>
          <table:table-cell table:style-name="ce1" office:value-type="float" office:value="0.00000322456742754296" calcext:value-type="float">
            <text:p>3.22E-06</text:p>
          </table:table-cell>
          <table:table-cell table:style-name="ce1" office:value-type="float" office:value="0.00000353565637476853" calcext:value-type="float">
            <text:p>3.54E-06</text:p>
          </table:table-cell>
          <table:table-cell table:style-name="ce1" office:value-type="float" office:value="0.0000000463719169283679" calcext:value-type="float">
            <text:p>4.64E-08</text:p>
          </table:table-cell>
          <table:table-cell/>
          <table:table-cell table:formula="of:=[.B5]+(2*[.C5])+[.D5]+(2*[.E5])+(2*[.F5])" office:value-type="float" office:value="0.001" calcext:value-type="float">
            <text:p>0.001</text:p>
          </table:table-cell>
          <table:table-cell table:formula="of:=[.A5]+[.D5]+[.E5]+(2*[.F5])" office:value-type="float" office:value="0.02" calcext:value-type="float">
            <text:p>0.02</text:p>
          </table:table-cell>
          <table:table-cell table:formula="of:=[.D5]+[.E5]+(2*[.F5])" office:value-type="float" office:value="0.00000685296763616823" calcext:value-type="float">
            <text:p>0.000006853</text:p>
          </table:table-cell>
          <table:table-cell table:formula="of:=([.J5]/[.I5])*100" office:value-type="float" office:value="0.0342648381808411" calcext:value-type="float">
            <text:p>0.0342648382</text:p>
          </table:table-cell>
          <table:table-cell/>
          <table:table-cell table:formula="of:=[.J5]/[.H5]" office:value-type="float" office:value="0.00685296763616823" calcext:value-type="float">
            <text:p>0.0068529676</text:p>
          </table:table-cell>
          <table:table-cell table:formula="of:=([.B5]+[.D5])/([.C5]+[.E5]+[.F5])" office:value-type="float" office:value="22.8783625135792" calcext:value-type="float">
            <text:p>22.8783625136</text:p>
          </table:table-cell>
          <table:table-cell table:formula="of:=([.B5]+[.D5])/(2*[.C5]+2*[.E5]+2*[.F5])" office:value-type="float" office:value="11.4391812567896" calcext:value-type="float">
            <text:p>11.4391812568</text:p>
          </table:table-cell>
          <table:table-cell table:formula="of:=([.B5]+[.D5])/([.B5]+(2*[.C5])+[.D5]+(2*[.E5])+(2*[.F5]))" office:value-type="float" office:value="0.919608856937093" calcext:value-type="float">
            <text:p>0.9196088569</text:p>
          </table:table-cell>
          <table:table-cell table:formula="of:=[.D5]/([.B5]+[.D5])" office:value-type="float" office:value="0.00350645538395846" calcext:value-type="float">
            <text:p>0.0035064554</text:p>
          </table:table-cell>
          <table:table-cell table:formula="of:=([.E5]+(2*[.F5]))/(2*([.C5]+[.E5]+[.F5]))" office:value-type="float" office:value="0.0451343278672629" calcext:value-type="float">
            <text:p>0.0451343279</text:p>
          </table:table-cell>
          <table:table-cell table:formula="of:=([.P5]*[.Q5])+((1-[.P5])*[.R5])" office:value-type="float" office:value="0.00685296763616822" calcext:value-type="float">
            <text:p>0.0068529676</text:p>
          </table:table-cell>
          <table:table-cell table:formula="of:=[.S5]=[.M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299897275341856" calcext:value-type="float">
            <text:p>0.0299897275</text:p>
          </table:table-cell>
          <table:table-cell office:value-type="float" office:value="0.000911954378983522" calcext:value-type="float">
            <text:p>0.0009119544</text:p>
          </table:table-cell>
          <table:table-cell office:value-type="float" office:value="0.0000362604104149165" calcext:value-type="float">
            <text:p>3.62604104149165E-05</text:p>
          </table:table-cell>
          <table:table-cell table:style-name="ce1" office:value-type="float" office:value="0.00000481347034948074" calcext:value-type="float">
            <text:p>4.81E-06</text:p>
          </table:table-cell>
          <table:table-cell table:style-name="ce1" office:value-type="float" office:value="0.00000525233437223954" calcext:value-type="float">
            <text:p>5.25E-06</text:p>
          </table:table-cell>
          <table:table-cell table:style-name="ce1" office:value-type="float" office:value="0.000000103330546342681" calcext:value-type="float">
            <text:p>1.03E-07</text:p>
          </table:table-cell>
          <table:table-cell/>
          <table:table-cell table:formula="of:=[.B6]+(2*[.C6])+[.D6]+(2*[.E6])+(2*[.F6])" office:value-type="float" office:value="0.001" calcext:value-type="float">
            <text:p>0.001</text:p>
          </table:table-cell>
          <table:table-cell table:formula="of:=[.A6]+[.D6]+[.E6]+(2*[.F6])" office:value-type="float" office:value="0.03" calcext:value-type="float">
            <text:p>0.03</text:p>
          </table:table-cell>
          <table:table-cell table:formula="of:=[.D6]+[.E6]+(2*[.F6])" office:value-type="float" office:value="0.0000102724658144056" calcext:value-type="float">
            <text:p>1.02724658144056E-05</text:p>
          </table:table-cell>
          <table:table-cell table:formula="of:=([.J6]/[.I6])*100" office:value-type="float" office:value="0.0342415527146855" calcext:value-type="float">
            <text:p>0.0342415527</text:p>
          </table:table-cell>
          <table:table-cell/>
          <table:table-cell table:formula="of:=[.J6]/[.H6]" office:value-type="float" office:value="0.0102724658144056" calcext:value-type="float">
            <text:p>0.0102724658</text:p>
          </table:table-cell>
          <table:table-cell table:formula="of:=([.B6]+[.D6])/([.C6]+[.E6]+[.F6])" office:value-type="float" office:value="22.0291760332107" calcext:value-type="float">
            <text:p>22.0291760332</text:p>
          </table:table-cell>
          <table:table-cell table:formula="of:=([.B6]+[.D6])/(2*[.C6]+2*[.E6]+2*[.F6])" office:value-type="float" office:value="11.0145880166054" calcext:value-type="float">
            <text:p>11.0145880166</text:p>
          </table:table-cell>
          <table:table-cell table:formula="of:=([.B6]+[.D6])/([.B6]+(2*[.C6])+[.D6]+(2*[.E6])+(2*[.F6]))" office:value-type="float" office:value="0.916767849333002" calcext:value-type="float">
            <text:p>0.9167678493</text:p>
          </table:table-cell>
          <table:table-cell table:formula="of:=[.D6]/([.B6]+[.D6])" office:value-type="float" office:value="0.00525047900947093" calcext:value-type="float">
            <text:p>0.005250479</text:p>
          </table:table-cell>
          <table:table-cell table:formula="of:=([.E6]+(2*[.F6]))/(2*([.C6]+[.E6]+[.F6]))" office:value-type="float" office:value="0.0655875814955897" calcext:value-type="float">
            <text:p>0.0655875815</text:p>
          </table:table-cell>
          <table:table-cell table:formula="of:=([.P6]*[.Q6])+((1-[.P6])*[.R6])" office:value-type="float" office:value="0.0102724658144056" calcext:value-type="float">
            <text:p>0.0102724658</text:p>
          </table:table-cell>
          <table:table-cell table:formula="of:=[.S6]=[.M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499829052413152" calcext:value-type="float">
            <text:p>0.0499829052</text:p>
          </table:table-cell>
          <table:table-cell office:value-type="float" office:value="0.00090318592638072" calcext:value-type="float">
            <text:p>0.0009031859</text:p>
          </table:table-cell>
          <table:table-cell office:value-type="float" office:value="0.000035566474046796" calcext:value-type="float">
            <text:p>3.5566474046796E-05</text:p>
          </table:table-cell>
          <table:table-cell table:style-name="ce1" office:value-type="float" office:value="0.00000794531875694913" calcext:value-type="float">
            <text:p>7.95E-06</text:p>
          </table:table-cell>
          <table:table-cell table:style-name="ce1" office:value-type="float" office:value="0.00000858636684089431" calcext:value-type="float">
            <text:p>8.59E-06</text:p>
          </table:table-cell>
          <table:table-cell table:style-name="ce1" office:value-type="float" office:value="0.000000281536543475158" calcext:value-type="float">
            <text:p>2.82E-07</text:p>
          </table:table-cell>
          <table:table-cell/>
          <table:table-cell table:formula="of:=[.B7]+(2*[.C7])+[.D7]+(2*[.E7])+(2*[.F7])" office:value-type="float" office:value="0.001" calcext:value-type="float">
            <text:p>0.001</text:p>
          </table:table-cell>
          <table:table-cell table:formula="of:=[.A7]+[.D7]+[.E7]+(2*[.F7])" office:value-type="float" office:value="0.05" calcext:value-type="float">
            <text:p>0.05</text:p>
          </table:table-cell>
          <table:table-cell table:formula="of:=[.D7]+[.E7]+(2*[.F7])" office:value-type="float" office:value="0.0000170947586847938" calcext:value-type="float">
            <text:p>1.70947586847938E-05</text:p>
          </table:table-cell>
          <table:table-cell table:formula="of:=([.J7]/[.I7])*100" office:value-type="float" office:value="0.0341895173695875" calcext:value-type="float">
            <text:p>0.0341895174</text:p>
          </table:table-cell>
          <table:table-cell/>
          <table:table-cell table:formula="of:=[.J7]/[.H7]" office:value-type="float" office:value="0.0170947586847938" calcext:value-type="float">
            <text:p>0.0170947587</text:p>
          </table:table-cell>
          <table:table-cell table:formula="of:=([.B7]+[.D7])/([.C7]+[.E7]+[.F7])" office:value-type="float" office:value="20.5050975801142" calcext:value-type="float">
            <text:p>20.5050975801</text:p>
          </table:table-cell>
          <table:table-cell table:formula="of:=([.B7]+[.D7])/(2*[.C7]+2*[.E7]+2*[.F7])" office:value-type="float" office:value="10.2525487900571" calcext:value-type="float">
            <text:p>10.2525487901</text:p>
          </table:table-cell>
          <table:table-cell table:formula="of:=([.B7]+[.D7])/([.B7]+(2*[.C7])+[.D7]+(2*[.E7])+(2*[.F7]))" office:value-type="float" office:value="0.911131245137669" calcext:value-type="float">
            <text:p>0.9111312451</text:p>
          </table:table-cell>
          <table:table-cell table:formula="of:=[.D7]/([.B7]+[.D7])" office:value-type="float" office:value="0.0087202791028735" calcext:value-type="float">
            <text:p>0.0087202791</text:p>
          </table:table-cell>
          <table:table-cell table:formula="of:=([.E7]+(2*[.F7]))/(2*([.C7]+[.E7]+[.F7]))" office:value-type="float" office:value="0.102954519189768" calcext:value-type="float">
            <text:p>0.1029545192</text:p>
          </table:table-cell>
          <table:table-cell table:formula="of:=([.P7]*[.Q7])+((1-[.P7])*[.R7])" office:value-type="float" office:value="0.0170947586847938" calcext:value-type="float">
            <text:p>0.0170947587</text:p>
          </table:table-cell>
          <table:table-cell table:formula="of:=[.S7]=[.M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799727210511816" calcext:value-type="float">
            <text:p>0.0799727211</text:p>
          </table:table-cell>
          <table:table-cell office:value-type="float" office:value="0.000890261504977553" calcext:value-type="float">
            <text:p>0.0008902615</text:p>
          </table:table-cell>
          <table:table-cell office:value-type="float" office:value="0.0000345558578575976" calcext:value-type="float">
            <text:p>3.45558578575976E-05</text:p>
          </table:table-cell>
          <table:table-cell office:value-type="float" office:value="0.0000125306077600295" calcext:value-type="float">
            <text:p>1.25306077600295E-05</text:p>
          </table:table-cell>
          <table:table-cell office:value-type="float" office:value="0.0000133478304888548" calcext:value-type="float">
            <text:p>1.33478304888548E-05</text:p>
          </table:table-cell>
          <table:table-cell table:style-name="ce1" office:value-type="float" office:value="0.000000700255284756167" calcext:value-type="float">
            <text:p>7.00E-07</text:p>
          </table:table-cell>
          <table:table-cell/>
          <table:table-cell table:formula="of:=[.B8]+(2*[.C8])+[.D8]+(2*[.E8])+(2*[.F8])" office:value-type="float" office:value="0.001" calcext:value-type="float">
            <text:p>0.001</text:p>
          </table:table-cell>
          <table:table-cell table:formula="of:=[.A8]+[.D8]+[.E8]+(2*[.F8])" office:value-type="float" office:value="0.08" calcext:value-type="float">
            <text:p>0.08</text:p>
          </table:table-cell>
          <table:table-cell table:formula="of:=[.D8]+[.E8]+(2*[.F8])" office:value-type="float" office:value="0.0000272789488183967" calcext:value-type="float">
            <text:p>2.72789488183967E-05</text:p>
          </table:table-cell>
          <table:table-cell table:formula="of:=([.J8]/[.I8])*100" office:value-type="float" office:value="0.0340986860229958" calcext:value-type="float">
            <text:p>0.034098686</text:p>
          </table:table-cell>
          <table:table-cell/>
          <table:table-cell table:formula="of:=[.J8]/[.H8]" office:value-type="float" office:value="0.0272789488183967" calcext:value-type="float">
            <text:p>0.0272789488</text:p>
          </table:table-cell>
          <table:table-cell table:formula="of:=([.B8]+[.D8])/([.C8]+[.E8]+[.F8])" office:value-type="float" office:value="18.5744621791944" calcext:value-type="float">
            <text:p>18.5744621792</text:p>
          </table:table-cell>
          <table:table-cell table:formula="of:=([.B8]+[.D8])/(2*[.C8]+2*[.E8]+2*[.F8])" office:value-type="float" office:value="9.28723108959722" calcext:value-type="float">
            <text:p>9.2872310896</text:p>
          </table:table-cell>
          <table:table-cell table:formula="of:=([.B8]+[.D8])/([.B8]+(2*[.C8])+[.D8]+(2*[.E8])+(2*[.F8]))" office:value-type="float" office:value="0.902792112737583" calcext:value-type="float">
            <text:p>0.9027921127</text:p>
          </table:table-cell>
          <table:table-cell table:formula="of:=[.D8]/([.B8]+[.D8])" office:value-type="float" office:value="0.0138798374323767" calcext:value-type="float">
            <text:p>0.0138798374</text:p>
          </table:table-cell>
          <table:table-cell table:formula="of:=([.E8]+(2*[.F8]))/(2*([.C8]+[.E8]+[.F8]))" office:value-type="float" office:value="0.151719592655618" calcext:value-type="float">
            <text:p>0.1517195927</text:p>
          </table:table-cell>
          <table:table-cell table:formula="of:=([.P8]*[.Q8])+((1-[.P8])*[.R8])" office:value-type="float" office:value="0.0272789488183967" calcext:value-type="float">
            <text:p>0.0272789488</text:p>
          </table:table-cell>
          <table:table-cell table:formula="of:=[.S8]=[.M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999659697367071" calcext:value-type="float">
            <text:p>0.0999659697</text:p>
          </table:table-cell>
          <table:table-cell office:value-type="float" office:value="0.000881796960076833" calcext:value-type="float">
            <text:p>0.000881797</text:p>
          </table:table-cell>
          <table:table-cell office:value-type="float" office:value="0.0000339018723122292" calcext:value-type="float">
            <text:p>3.39018723122292E-05</text:p>
          </table:table-cell>
          <table:table-cell office:value-type="float" office:value="0.0000155143451275908" calcext:value-type="float">
            <text:p>1.55143451275908E-05</text:p>
          </table:table-cell>
          <table:table-cell office:value-type="float" office:value="0.0000163690320058362" calcext:value-type="float">
            <text:p>0.000016369</text:p>
          </table:table-cell>
          <table:table-cell table:style-name="ce1" office:value-type="float" office:value="0.00000107344307972286" calcext:value-type="float">
            <text:p>1.07E-06</text:p>
          </table:table-cell>
          <table:table-cell/>
          <table:table-cell table:formula="of:=[.B9]+(2*[.C9])+[.D9]+(2*[.E9])+(2*[.F9])" office:value-type="float" office:value="0.001" calcext:value-type="float">
            <text:p>0.001</text:p>
          </table:table-cell>
          <table:table-cell table:formula="of:=[.A9]+[.D9]+[.E9]+(2*[.F9])" office:value-type="float" office:value="0.1" calcext:value-type="float">
            <text:p>0.1</text:p>
          </table:table-cell>
          <table:table-cell table:formula="of:=[.D9]+[.E9]+(2*[.F9])" office:value-type="float" office:value="0.0000340302632928727" calcext:value-type="float">
            <text:p>3.40302632928727E-05</text:p>
          </table:table-cell>
          <table:table-cell table:formula="of:=([.J9]/[.I9])*100" office:value-type="float" office:value="0.0340302632928727" calcext:value-type="float">
            <text:p>0.0340302633</text:p>
          </table:table-cell>
          <table:table-cell/>
          <table:table-cell table:formula="of:=[.J9]/[.H9]" office:value-type="float" office:value="0.0340302632928727" calcext:value-type="float">
            <text:p>0.0340302633</text:p>
          </table:table-cell>
          <table:table-cell table:formula="of:=([.B9]+[.D9])/([.C9]+[.E9]+[.F9])" office:value-type="float" office:value="17.4763406427691" calcext:value-type="float">
            <text:p>17.4763406428</text:p>
          </table:table-cell>
          <table:table-cell table:formula="of:=([.B9]+[.D9])/(2*[.C9]+2*[.E9]+2*[.F9])" office:value-type="float" office:value="8.73817032138456" calcext:value-type="float">
            <text:p>8.7381703214</text:p>
          </table:table-cell>
          <table:table-cell table:formula="of:=([.B9]+[.D9])/([.B9]+(2*[.C9])+[.D9]+(2*[.E9])+(2*[.F9]))" office:value-type="float" office:value="0.897311305204423" calcext:value-type="float">
            <text:p>0.8973113052</text:p>
          </table:table-cell>
          <table:table-cell table:formula="of:=[.D9]/([.B9]+[.D9])" office:value-type="float" office:value="0.0172898135102135" calcext:value-type="float">
            <text:p>0.0172898135</text:p>
          </table:table-cell>
          <table:table-cell table:formula="of:=([.E9]+(2*[.F9]))/(2*([.C9]+[.E9]+[.F9]))" office:value-type="float" office:value="0.180311164750333" calcext:value-type="float">
            <text:p>0.1803111648</text:p>
          </table:table-cell>
          <table:table-cell table:formula="of:=([.P9]*[.Q9])+((1-[.P9])*[.R9])" office:value-type="float" office:value="0.0340302632928727" calcext:value-type="float">
            <text:p>0.0340302633</text:p>
          </table:table-cell>
          <table:table-cell table:formula="of:=[.S9]=[.M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99932782751441" calcext:value-type="float">
            <text:p>0.1999327828</text:p>
          </table:table-cell>
          <table:table-cell office:value-type="float" office:value="0.00084127012349992" calcext:value-type="float">
            <text:p>0.0008412701</text:p>
          </table:table-cell>
          <table:table-cell office:value-type="float" office:value="0.0000308572643422397" calcext:value-type="float">
            <text:p>3.08572643422397E-05</text:p>
          </table:table-cell>
          <table:table-cell office:value-type="float" office:value="0.0000296027559233098" calcext:value-type="float">
            <text:p>2.96027559233098E-05</text:p>
          </table:table-cell>
          <table:table-cell office:value-type="float" office:value="0.000029798099256437" calcext:value-type="float">
            <text:p>2.9798099256437E-05</text:p>
          </table:table-cell>
          <table:table-cell table:style-name="ce1" office:value-type="float" office:value="0.00000390819668970827" calcext:value-type="float">
            <text:p>3.91E-06</text:p>
          </table:table-cell>
          <table:table-cell/>
          <table:table-cell table:formula="of:=[.B10]+(2*[.C10])+[.D10]+(2*[.E10])+(2*[.F10])" office:value-type="float" office:value="0.001" calcext:value-type="float">
            <text:p>0.001</text:p>
          </table:table-cell>
          <table:table-cell table:formula="of:=[.A10]+[.D10]+[.E10]+(2*[.F10])" office:value-type="float" office:value="0.2" calcext:value-type="float">
            <text:p>0.2</text:p>
          </table:table-cell>
          <table:table-cell table:formula="of:=[.D10]+[.E10]+(2*[.F10])" office:value-type="float" office:value="0.0000672172485591633" calcext:value-type="float">
            <text:p>6.72172485591633E-05</text:p>
          </table:table-cell>
          <table:table-cell table:formula="of:=([.J10]/[.I10])*100" office:value-type="float" office:value="0.0336086242795817" calcext:value-type="float">
            <text:p>0.0336086243</text:p>
          </table:table-cell>
          <table:table-cell/>
          <table:table-cell table:formula="of:=[.J10]/[.H10]" office:value-type="float" office:value="0.0672172485591633" calcext:value-type="float">
            <text:p>0.0672172486</text:p>
          </table:table-cell>
          <table:table-cell table:formula="of:=([.B10]+[.D10])/([.C10]+[.E10]+[.F10])" office:value-type="float" office:value="13.4886130122521" calcext:value-type="float">
            <text:p>13.4886130123</text:p>
          </table:table-cell>
          <table:table-cell table:formula="of:=([.B10]+[.D10])/(2*[.C10]+2*[.E10]+2*[.F10])" office:value-type="float" office:value="6.74430650612603" calcext:value-type="float">
            <text:p>6.7443065061</text:p>
          </table:table-cell>
          <table:table-cell table:formula="of:=([.B10]+[.D10])/([.B10]+(2*[.C10])+[.D10]+(2*[.E10])+(2*[.F10]))" office:value-type="float" office:value="0.87087287942323" calcext:value-type="float">
            <text:p>0.8708728794</text:p>
          </table:table-cell>
          <table:table-cell table:formula="of:=[.D10]/([.B10]+[.D10])" office:value-type="float" office:value="0.033992051679133" calcext:value-type="float">
            <text:p>0.0339920517</text:p>
          </table:table-cell>
          <table:table-cell table:formula="of:=([.E10]+(2*[.F10]))/(2*([.C10]+[.E10]+[.F10]))" office:value-type="float" office:value="0.29129816004447" calcext:value-type="float">
            <text:p>0.29129816</text:p>
          </table:table-cell>
          <table:table-cell table:formula="of:=([.P10]*[.Q10])+((1-[.P10])*[.R10])" office:value-type="float" office:value="0.0672172485591634" calcext:value-type="float">
            <text:p>0.0672172486</text:p>
          </table:table-cell>
          <table:table-cell table:formula="of:=[.S10]=[.M1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99900744817125" calcext:value-type="float">
            <text:p>0.2999007448</text:p>
          </table:table-cell>
          <table:table-cell office:value-type="float" office:value="0.000803639706686023" calcext:value-type="float">
            <text:p>0.0008036397</text:p>
          </table:table-cell>
          <table:table-cell office:value-type="float" office:value="0.0000281584835278805" calcext:value-type="float">
            <text:p>2.81584835278805E-05</text:p>
          </table:table-cell>
          <table:table-cell office:value-type="float" office:value="0.0000424181378015568" calcext:value-type="float">
            <text:p>4.24181378015568E-05</text:p>
          </table:table-cell>
          <table:table-cell office:value-type="float" office:value="0.0000407881433835622" calcext:value-type="float">
            <text:p>4.07881433835622E-05</text:p>
          </table:table-cell>
          <table:table-cell table:style-name="ce1" office:value-type="float" office:value="0.00000802445084476732" calcext:value-type="float">
            <text:p>8.02E-06</text:p>
          </table:table-cell>
          <table:table-cell/>
          <table:table-cell table:formula="of:=[.B11]+(2*[.C11])+[.D11]+(2*[.E11])+(2*[.F11])" office:value-type="float" office:value="0.001" calcext:value-type="float">
            <text:p>0.001</text:p>
          </table:table-cell>
          <table:table-cell table:formula="of:=[.A11]+[.D11]+[.E11]+(2*[.F11])" office:value-type="float" office:value="0.3" calcext:value-type="float">
            <text:p>0.3</text:p>
          </table:table-cell>
          <table:table-cell table:formula="of:=[.D11]+[.E11]+(2*[.F11])" office:value-type="float" office:value="0.0000992551828746536" calcext:value-type="float">
            <text:p>9.92551828746536E-05</text:p>
          </table:table-cell>
          <table:table-cell table:formula="of:=([.J11]/[.I11])*100" office:value-type="float" office:value="0.0330850609582179" calcext:value-type="float">
            <text:p>0.033085061</text:p>
          </table:table-cell>
          <table:table-cell/>
          <table:table-cell table:formula="of:=[.J11]/[.H11]" office:value-type="float" office:value="0.0992551828746536" calcext:value-type="float">
            <text:p>0.0992551829</text:p>
          </table:table-cell>
          <table:table-cell table:formula="of:=([.B11]+[.D11])/([.C11]+[.E11]+[.F11])" office:value-type="float" office:value="10.9918929181074" calcext:value-type="float">
            <text:p>10.9918929181</text:p>
          </table:table-cell>
          <table:table-cell table:formula="of:=([.B11]+[.D11])/(2*[.C11]+2*[.E11]+2*[.F11])" office:value-type="float" office:value="5.49594645905371" calcext:value-type="float">
            <text:p>5.4959464591</text:p>
          </table:table-cell>
          <table:table-cell table:formula="of:=([.B11]+[.D11])/([.B11]+(2*[.C11])+[.D11]+(2*[.E11])+(2*[.F11]))" office:value-type="float" office:value="0.84605784448758" calcext:value-type="float">
            <text:p>0.8460578445</text:p>
          </table:table-cell>
          <table:table-cell table:formula="of:=[.D11]/([.B11]+[.D11])" office:value-type="float" office:value="0.0501362147729362" calcext:value-type="float">
            <text:p>0.0501362148</text:p>
          </table:table-cell>
          <table:table-cell table:formula="of:=([.E11]+(2*[.F11]))/(2*([.C11]+[.E11]+[.F11]))" office:value-type="float" office:value="0.369210401685659" calcext:value-type="float">
            <text:p>0.3692104017</text:p>
          </table:table-cell>
          <table:table-cell table:formula="of:=([.P11]*[.Q11])+((1-[.P11])*[.R11])" office:value-type="float" office:value="0.0992551828746536" calcext:value-type="float">
            <text:p>0.0992551829</text:p>
          </table:table-cell>
          <table:table-cell table:formula="of:=[.S11]=[.M1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99840716821504" calcext:value-type="float">
            <text:p>0.4998407168</text:p>
          </table:table-cell>
          <table:table-cell office:value-type="float" office:value="0.000736359803862454" calcext:value-type="float">
            <text:p>0.0007363598</text:p>
          </table:table-cell>
          <table:table-cell office:value-type="float" office:value="0.0000236410431684537" calcext:value-type="float">
            <text:p>0.000023641</text:p>
          </table:table-cell>
          <table:table-cell office:value-type="float" office:value="0.0000647790197474026" calcext:value-type="float">
            <text:p>0.000064779</text:p>
          </table:table-cell>
          <table:table-cell office:value-type="float" office:value="0.0000570749313048064" calcext:value-type="float">
            <text:p>5.70749313048064E-05</text:p>
          </table:table-cell>
          <table:table-cell table:style-name="ce1" office:value-type="float" office:value="0.0000187146137218117" calcext:value-type="float">
            <text:p>1.87E-05</text:p>
          </table:table-cell>
          <table:table-cell/>
          <table:table-cell table:formula="of:=[.B12]+(2*[.C12])+[.D12]+(2*[.E12])+(2*[.F12])" office:value-type="float" office:value="0.001" calcext:value-type="float">
            <text:p>0.001</text:p>
          </table:table-cell>
          <table:table-cell table:formula="of:=[.A12]+[.D12]+[.E12]+(2*[.F12])" office:value-type="float" office:value="0.5" calcext:value-type="float">
            <text:p>0.5</text:p>
          </table:table-cell>
          <table:table-cell table:formula="of:=[.D12]+[.E12]+(2*[.F12])" office:value-type="float" office:value="0.000159283178495832" calcext:value-type="float">
            <text:p>0.0001592832</text:p>
          </table:table-cell>
          <table:table-cell table:formula="of:=([.J12]/[.I12])*100" office:value-type="float" office:value="0.0318566356991665" calcext:value-type="float">
            <text:p>0.0318566357</text:p>
          </table:table-cell>
          <table:table-cell/>
          <table:table-cell table:formula="of:=[.J12]/[.H12]" office:value-type="float" office:value="0.159283178495832" calcext:value-type="float">
            <text:p>0.1592831785</text:p>
          </table:table-cell>
          <table:table-cell table:formula="of:=([.B12]+[.D12])/([.C12]+[.E12]+[.F12])" office:value-type="float" office:value="8.05726726707188" calcext:value-type="float">
            <text:p>8.0572672671</text:p>
          </table:table-cell>
          <table:table-cell table:formula="of:=([.B12]+[.D12])/(2*[.C12]+2*[.E12]+2*[.F12])" office:value-type="float" office:value="4.02863363353594" calcext:value-type="float">
            <text:p>4.0286336335</text:p>
          </table:table-cell>
          <table:table-cell table:formula="of:=([.B12]+[.D12])/([.B12]+(2*[.C12])+[.D12]+(2*[.E12])+(2*[.F12]))" office:value-type="float" office:value="0.801138823609856" calcext:value-type="float">
            <text:p>0.8011388236</text:p>
          </table:table-cell>
          <table:table-cell table:formula="of:=[.D12]/([.B12]+[.D12])" office:value-type="float" office:value="0.080858669981208" calcext:value-type="float">
            <text:p>0.08085867</text:p>
          </table:table-cell>
          <table:table-cell table:formula="of:=([.E12]+(2*[.F12]))/(2*([.C12]+[.E12]+[.F12]))" office:value-type="float" office:value="0.475226791191374" calcext:value-type="float">
            <text:p>0.4752267912</text:p>
          </table:table-cell>
          <table:table-cell table:formula="of:=([.P12]*[.Q12])+((1-[.P12])*[.R12])" office:value-type="float" office:value="0.159283178495833" calcext:value-type="float">
            <text:p>0.1592831785</text:p>
          </table:table-cell>
          <table:table-cell table:formula="of:=[.S12]=[.M1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99761247032063" calcext:value-type="float">
            <text:p>0.799761247</text:p>
          </table:table-cell>
          <table:table-cell office:value-type="float" office:value="0.000652436386980363" calcext:value-type="float">
            <text:p>0.0006524364</text:p>
          </table:table-cell>
          <table:table-cell office:value-type="float" office:value="0.0000185593532228412" calcext:value-type="float">
            <text:p>1.85593532228412E-05</text:p>
          </table:table-cell>
          <table:table-cell office:value-type="float" office:value="0.0000918356275690495" calcext:value-type="float">
            <text:p>9.18356275690495E-05</text:p>
          </table:table-cell>
          <table:table-cell office:value-type="float" office:value="0.0000716919386368466" calcext:value-type="float">
            <text:p>7.16919386368466E-05</text:p>
          </table:table-cell>
          <table:table-cell table:style-name="ce1" office:value-type="float" office:value="0.000037612700865606" calcext:value-type="float">
            <text:p>3.76E-05</text:p>
          </table:table-cell>
          <table:table-cell/>
          <table:table-cell table:formula="of:=[.B13]+(2*[.C13])+[.D13]+(2*[.E13])+(2*[.F13])" office:value-type="float" office:value="0.001" calcext:value-type="float">
            <text:p>0.001</text:p>
          </table:table-cell>
          <table:table-cell table:formula="of:=[.A13]+[.D13]+[.E13]+(2*[.F13])" office:value-type="float" office:value="0.8" calcext:value-type="float">
            <text:p>0.8</text:p>
          </table:table-cell>
          <table:table-cell table:formula="of:=[.D13]+[.E13]+(2*[.F13])" office:value-type="float" office:value="0.000238752967937108" calcext:value-type="float">
            <text:p>0.000238753</text:p>
          </table:table-cell>
          <table:table-cell table:formula="of:=([.J13]/[.I13])*100" office:value-type="float" office:value="0.0298441209921385" calcext:value-type="float">
            <text:p>0.029844121</text:p>
          </table:table-cell>
          <table:table-cell/>
          <table:table-cell table:formula="of:=[.J13]/[.H13]" office:value-type="float" office:value="0.238752967937108" calcext:value-type="float">
            <text:p>0.2387529679</text:p>
          </table:table-cell>
          <table:table-cell table:formula="of:=([.B13]+[.D13])/([.C13]+[.E13]+[.F13])" office:value-type="float" office:value="5.82081005516874" calcext:value-type="float">
            <text:p>5.8208100552</text:p>
          </table:table-cell>
          <table:table-cell table:formula="of:=([.B13]+[.D13])/(2*[.C13]+2*[.E13]+2*[.F13])" office:value-type="float" office:value="2.91040502758437" calcext:value-type="float">
            <text:p>2.9104050276</text:p>
          </table:table-cell>
          <table:table-cell table:formula="of:=([.B13]+[.D13])/([.B13]+(2*[.C13])+[.D13]+(2*[.E13])+(2*[.F13]))" office:value-type="float" office:value="0.744272014549413" calcext:value-type="float">
            <text:p>0.7442720145</text:p>
          </table:table-cell>
          <table:table-cell table:formula="of:=[.D13]/([.B13]+[.D13])" office:value-type="float" office:value="0.123389870603488" calcext:value-type="float">
            <text:p>0.1233898706</text:p>
          </table:table-cell>
          <table:table-cell table:formula="of:=([.E13]+(2*[.F13]))/(2*([.C13]+[.E13]+[.F13]))" office:value-type="float" office:value="0.57450630641458" calcext:value-type="float">
            <text:p>0.5745063064</text:p>
          </table:table-cell>
          <table:table-cell table:formula="of:=([.P13]*[.Q13])+((1-[.P13])*[.R13])" office:value-type="float" office:value="0.238752967937108" calcext:value-type="float">
            <text:p>0.2387529679</text:p>
          </table:table-cell>
          <table:table-cell table:formula="of:=[.S13]=[.M1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999714900124162" calcext:value-type="float">
            <text:p>0.9997149001</text:p>
          </table:table-cell>
          <table:table-cell office:value-type="float" office:value="0.000605679367113507" calcext:value-type="float">
            <text:p>0.0006056794</text:p>
          </table:table-cell>
          <table:table-cell office:value-type="float" office:value="0.00001599455081457" calcext:value-type="float">
            <text:p>1.599455081457E-05</text:p>
          </table:table-cell>
          <table:table-cell office:value-type="float" office:value="0.000106569177088202" calcext:value-type="float">
            <text:p>0.0001065692</text:p>
          </table:table-cell>
          <table:table-cell office:value-type="float" office:value="0.0000772316554196733" calcext:value-type="float">
            <text:p>7.72316554196733E-05</text:p>
          </table:table-cell>
          <table:table-cell table:style-name="ce1" office:value-type="float" office:value="0.0000506495216649024" calcext:value-type="float">
            <text:p>5.06E-05</text:p>
          </table:table-cell>
          <table:table-cell/>
          <table:table-cell table:formula="of:=[.B14]+(2*[.C14])+[.D14]+(2*[.E14])+(2*[.F14])" office:value-type="float" office:value="0.001" calcext:value-type="float">
            <text:p>0.001</text:p>
          </table:table-cell>
          <table:table-cell table:formula="of:=[.A14]+[.D14]+[.E14]+(2*[.F14])" office:value-type="float" office:value="1" calcext:value-type="float">
            <text:p>1</text:p>
          </table:table-cell>
          <table:table-cell table:formula="of:=[.D14]+[.E14]+(2*[.F14])" office:value-type="float" office:value="0.00028509987583768" calcext:value-type="float">
            <text:p>0.0002850999</text:p>
          </table:table-cell>
          <table:table-cell table:formula="of:=([.J14]/[.I14])*100" office:value-type="float" office:value="0.028509987583768" calcext:value-type="float">
            <text:p>0.0285099876</text:p>
          </table:table-cell>
          <table:table-cell/>
          <table:table-cell table:formula="of:=[.J14]/[.H14]" office:value-type="float" office:value="0.28509987583768" calcext:value-type="float">
            <text:p>0.2850998758</text:p>
          </table:table-cell>
          <table:table-cell table:formula="of:=([.B14]+[.D14])/([.C14]+[.E14]+[.F14])" office:value-type="float" office:value="4.95044268134638" calcext:value-type="float">
            <text:p>4.9504426813</text:p>
          </table:table-cell>
          <table:table-cell table:formula="of:=([.B14]+[.D14])/(2*[.C14]+2*[.E14]+2*[.F14])" office:value-type="float" office:value="2.47522134067319" calcext:value-type="float">
            <text:p>2.4752213407</text:p>
          </table:table-cell>
          <table:table-cell table:formula="of:=([.B14]+[.D14])/([.B14]+(2*[.C14])+[.D14]+(2*[.E14])+(2*[.F14]))" office:value-type="float" office:value="0.712248544201709" calcext:value-type="float">
            <text:p>0.7122485442</text:p>
          </table:table-cell>
          <table:table-cell table:formula="of:=[.D14]/([.B14]+[.D14])" office:value-type="float" office:value="0.149623580077155" calcext:value-type="float">
            <text:p>0.1496235801</text:p>
          </table:table-cell>
          <table:table-cell table:formula="of:=([.E14]+(2*[.F14]))/(2*([.C14]+[.E14]+[.F14]))" office:value-type="float" office:value="0.620433694259482" calcext:value-type="float">
            <text:p>0.6204336943</text:p>
          </table:table-cell>
          <table:table-cell table:formula="of:=([.P14]*[.Q14])+((1-[.P14])*[.R14])" office:value-type="float" office:value="0.28509987583768" calcext:value-type="float">
            <text:p>0.2850998758</text:p>
          </table:table-cell>
          <table:table-cell table:formula="of:=[.S14]=[.M1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99954363440642" calcext:value-type="float">
            <text:p>1.9995436344</text:p>
          </table:table-cell>
          <table:table-cell office:value-type="float" office:value="0.000443610062885377" calcext:value-type="float">
            <text:p>0.0004436101</text:p>
          </table:table-cell>
          <table:table-cell table:style-name="ce1" office:value-type="float" office:value="0.00000858003911214213" calcext:value-type="float">
            <text:p>8.58E-06</text:p>
          </table:table-cell>
          <table:table-cell office:value-type="float" office:value="0.000156115111222591" calcext:value-type="float">
            <text:p>0.0001561151</text:p>
          </table:table-cell>
          <table:table-cell office:value-type="float" office:value="0.0000828642653079703" calcext:value-type="float">
            <text:p>8.28642653079703E-05</text:p>
          </table:table-cell>
          <table:table-cell table:style-name="ce1" office:value-type="float" office:value="0.000108693108525904" calcext:value-type="float">
            <text:p>1.09E-04</text:p>
          </table:table-cell>
          <table:table-cell/>
          <table:table-cell table:formula="of:=[.B15]+(2*[.C15])+[.D15]+(2*[.E15])+(2*[.F15])" office:value-type="float" office:value="0.001" calcext:value-type="float">
            <text:p>0.001</text:p>
          </table:table-cell>
          <table:table-cell table:formula="of:=[.A15]+[.D15]+[.E15]+(2*[.F15])" office:value-type="float" office:value="2" calcext:value-type="float">
            <text:p>2</text:p>
          </table:table-cell>
          <table:table-cell table:formula="of:=[.D15]+[.E15]+(2*[.F15])" office:value-type="float" office:value="0.000456365593582369" calcext:value-type="float">
            <text:p>0.0004563656</text:p>
          </table:table-cell>
          <table:table-cell table:formula="of:=([.J15]/[.I15])*100" office:value-type="float" office:value="0.0228182796791184" calcext:value-type="float">
            <text:p>0.0228182797</text:p>
          </table:table-cell>
          <table:table-cell/>
          <table:table-cell table:formula="of:=[.J15]/[.H15]" office:value-type="float" office:value="0.456365593582369" calcext:value-type="float">
            <text:p>0.4563655936</text:p>
          </table:table-cell>
          <table:table-cell table:formula="of:=([.B15]+[.D15])/([.C15]+[.E15]+[.F15])" office:value-type="float" office:value="2.99656703501876" calcext:value-type="float">
            <text:p>2.996567035</text:p>
          </table:table-cell>
          <table:table-cell table:formula="of:=([.B15]+[.D15])/(2*[.C15]+2*[.E15]+2*[.F15])" office:value-type="float" office:value="1.49828351750938" calcext:value-type="float">
            <text:p>1.4982835175</text:p>
          </table:table-cell>
          <table:table-cell table:formula="of:=([.B15]+[.D15])/([.B15]+(2*[.C15])+[.D15]+(2*[.E15])+(2*[.F15]))" office:value-type="float" office:value="0.599725174107968" calcext:value-type="float">
            <text:p>0.5997251741</text:p>
          </table:table-cell>
          <table:table-cell table:formula="of:=[.D15]/([.B15]+[.D15])" office:value-type="float" office:value="0.260311085748229" calcext:value-type="float">
            <text:p>0.2603110857</text:p>
          </table:table-cell>
          <table:table-cell table:formula="of:=([.E15]+(2*[.F15]))/(2*([.C15]+[.E15]+[.F15]))" office:value-type="float" office:value="0.750110831203673" calcext:value-type="float">
            <text:p>0.7501108312</text:p>
          </table:table-cell>
          <table:table-cell table:formula="of:=([.P15]*[.Q15])+((1-[.P15])*[.R15])" office:value-type="float" office:value="0.456365593582369" calcext:value-type="float">
            <text:p>0.4563655936</text:p>
          </table:table-cell>
          <table:table-cell table:formula="of:=[.S15]=[.M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99943638185383" calcext:value-type="float">
            <text:p>2.9994363819</text:p>
          </table:table-cell>
          <table:table-cell office:value-type="float" office:value="0.00034888398013096" calcext:value-type="float">
            <text:p>0.000348884</text:p>
          </table:table-cell>
          <table:table-cell table:style-name="ce1" office:value-type="float" office:value="0.00000530699337741206" calcext:value-type="float">
            <text:p>5.31E-06</text:p>
          </table:table-cell>
          <table:table-cell office:value-type="float" office:value="0.000184176133336935" calcext:value-type="float">
            <text:p>0.0001841761</text:p>
          </table:table-cell>
          <table:table-cell table:style-name="ce1" office:value-type="float" office:value="0.0000768838869398759" calcext:value-type="float">
            <text:p>7.69E-05</text:p>
          </table:table-cell>
          <table:table-cell table:style-name="ce1" office:value-type="float" office:value="0.000151279062948765" calcext:value-type="float">
            <text:p>1.51E-04</text:p>
          </table:table-cell>
          <table:table-cell/>
          <table:table-cell table:formula="of:=[.B16]+(2*[.C16])+[.D16]+(2*[.E16])+(2*[.F16])" office:value-type="float" office:value="0.001" calcext:value-type="float">
            <text:p>0.001</text:p>
          </table:table-cell>
          <table:table-cell table:formula="of:=[.A16]+[.D16]+[.E16]+(2*[.F16])" office:value-type="float" office:value="3" calcext:value-type="float">
            <text:p>3</text:p>
          </table:table-cell>
          <table:table-cell table:formula="of:=[.D16]+[.E16]+(2*[.F16])" office:value-type="float" office:value="0.00056361814617434" calcext:value-type="float">
            <text:p>0.0005636181</text:p>
          </table:table-cell>
          <table:table-cell table:formula="of:=([.J16]/[.I16])*100" office:value-type="float" office:value="0.0187872715391447" calcext:value-type="float">
            <text:p>0.0187872715</text:p>
          </table:table-cell>
          <table:table-cell/>
          <table:table-cell table:formula="of:=[.J16]/[.H16]" office:value-type="float" office:value="0.56361814617434" calcext:value-type="float">
            <text:p>0.5636181462</text:p>
          </table:table-cell>
          <table:table-cell table:formula="of:=([.B16]+[.D16])/([.C16]+[.E16]+[.F16])" office:value-type="float" office:value="2.28320659186712" calcext:value-type="float">
            <text:p>2.2832065919</text:p>
          </table:table-cell>
          <table:table-cell table:formula="of:=([.B16]+[.D16])/(2*[.C16]+2*[.E16]+2*[.F16])" office:value-type="float" office:value="1.14160329593356" calcext:value-type="float">
            <text:p>1.1416032959</text:p>
          </table:table-cell>
          <table:table-cell table:formula="of:=([.B16]+[.D16])/([.B16]+(2*[.C16])+[.D16]+(2*[.E16])+(2*[.F16]))" office:value-type="float" office:value="0.533060113467895" calcext:value-type="float">
            <text:p>0.5330601135</text:p>
          </table:table-cell>
          <table:table-cell table:formula="of:=[.D16]/([.B16]+[.D16])" office:value-type="float" office:value="0.345507248964385" calcext:value-type="float">
            <text:p>0.345507249</text:p>
          </table:table-cell>
          <table:table-cell table:formula="of:=([.E16]+(2*[.F16]))/(2*([.C16]+[.E16]+[.F16]))" office:value-type="float" office:value="0.812614265308252" calcext:value-type="float">
            <text:p>0.8126142653</text:p>
          </table:table-cell>
          <table:table-cell table:formula="of:=([.P16]*[.Q16])+((1-[.P16])*[.R16])" office:value-type="float" office:value="0.56361814617434" calcext:value-type="float">
            <text:p>0.5636181462</text:p>
          </table:table-cell>
          <table:table-cell table:formula="of:=[.S16]=[.M1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99931178223598" calcext:value-type="float">
            <text:p>4.9993117822</text:p>
          </table:table-cell>
          <table:table-cell office:value-type="float" office:value="0.00024394312590016" calcext:value-type="float">
            <text:p>0.0002439431</text:p>
          </table:table-cell>
          <table:table-cell table:style-name="ce1" office:value-type="float" office:value="0.00000259455964200543" calcext:value-type="float">
            <text:p>2.59E-06</text:p>
          </table:table-cell>
          <table:table-cell office:value-type="float" office:value="0.000214640402857433" calcext:value-type="float">
            <text:p>0.0002146404</text:p>
          </table:table-cell>
          <table:table-cell table:style-name="ce1" office:value-type="float" office:value="0.0000626499907999996" calcext:value-type="float">
            <text:p>6.26E-05</text:p>
          </table:table-cell>
          <table:table-cell table:style-name="ce1" office:value-type="float" office:value="0.000205463685179199" calcext:value-type="float">
            <text:p>2.05E-04</text:p>
          </table:table-cell>
          <table:table-cell/>
          <table:table-cell table:formula="of:=[.B17]+(2*[.C17])+[.D17]+(2*[.E17])+(2*[.F17])" office:value-type="float" office:value="0.001" calcext:value-type="float">
            <text:p>0.001</text:p>
          </table:table-cell>
          <table:table-cell table:formula="of:=[.A17]+[.D17]+[.E17]+(2*[.F17])" office:value-type="float" office:value="5" calcext:value-type="float">
            <text:p>5</text:p>
          </table:table-cell>
          <table:table-cell table:formula="of:=[.D17]+[.E17]+(2*[.F17])" office:value-type="float" office:value="0.00068821776401583" calcext:value-type="float">
            <text:p>0.0006882178</text:p>
          </table:table-cell>
          <table:table-cell table:formula="of:=([.J17]/[.I17])*100" office:value-type="float" office:value="0.0137643552803166" calcext:value-type="float">
            <text:p>0.0137643553</text:p>
          </table:table-cell>
          <table:table-cell/>
          <table:table-cell table:formula="of:=[.J17]/[.H17]" office:value-type="float" office:value="0.68821776401583" calcext:value-type="float">
            <text:p>0.688217764</text:p>
          </table:table-cell>
          <table:table-cell table:formula="of:=([.B17]+[.D17])/([.C17]+[.E17]+[.F17])" office:value-type="float" office:value="1.69401395456354" calcext:value-type="float">
            <text:p>1.6940139546</text:p>
          </table:table-cell>
          <table:table-cell table:formula="of:=([.B17]+[.D17])/(2*[.C17]+2*[.E17]+2*[.F17])" office:value-type="float" office:value="0.847006977281768" calcext:value-type="float">
            <text:p>0.8470069773</text:p>
          </table:table-cell>
          <table:table-cell table:formula="of:=([.B17]+[.D17])/([.B17]+(2*[.C17])+[.D17]+(2*[.E17])+(2*[.F17]))" office:value-type="float" office:value="0.458583528757593" calcext:value-type="float">
            <text:p>0.4585835288</text:p>
          </table:table-cell>
          <table:table-cell table:formula="of:=[.D17]/([.B17]+[.D17])" office:value-type="float" office:value="0.468050833484889" calcext:value-type="float">
            <text:p>0.4680508335</text:p>
          </table:table-cell>
          <table:table-cell table:formula="of:=([.E17]+(2*[.F17]))/(2*([.C17]+[.E17]+[.F17]))" office:value-type="float" office:value="0.874700690342247" calcext:value-type="float">
            <text:p>0.8747006903</text:p>
          </table:table-cell>
          <table:table-cell table:formula="of:=([.P17]*[.Q17])+((1-[.P17])*[.R17])" office:value-type="float" office:value="0.68821776401583" calcext:value-type="float">
            <text:p>0.688217764</text:p>
          </table:table-cell>
          <table:table-cell table:formula="of:=[.S17]=[.M1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99921782965099" calcext:value-type="float">
            <text:p>7.9992178297</text:p>
          </table:table-cell>
          <table:table-cell office:value-type="float" office:value="0.000167889713758964" calcext:value-type="float">
            <text:p>0.0001678897</text:p>
          </table:table-cell>
          <table:table-cell table:style-name="ce1" office:value-type="float" office:value="0.00000122895128099242" calcext:value-type="float">
            <text:p>1.23E-06</text:p>
          </table:table-cell>
          <table:table-cell office:value-type="float" office:value="0.000236365604941965" calcext:value-type="float">
            <text:p>0.0002363656</text:p>
          </table:table-cell>
          <table:table-cell table:style-name="ce1" office:value-type="float" office:value="0.0000474820346636583" calcext:value-type="float">
            <text:p>4.75E-05</text:p>
          </table:table-cell>
          <table:table-cell table:style-name="ce1" office:value-type="float" office:value="0.000249161354704885" calcext:value-type="float">
            <text:p>2.49E-04</text:p>
          </table:table-cell>
          <table:table-cell/>
          <table:table-cell table:formula="of:=[.B18]+(2*[.C18])+[.D18]+(2*[.E18])+(2*[.F18])" office:value-type="float" office:value="0.001" calcext:value-type="float">
            <text:p>0.001</text:p>
          </table:table-cell>
          <table:table-cell table:formula="of:=[.A18]+[.D18]+[.E18]+(2*[.F18])" office:value-type="float" office:value="8" calcext:value-type="float">
            <text:p>8</text:p>
          </table:table-cell>
          <table:table-cell table:formula="of:=[.D18]+[.E18]+(2*[.F18])" office:value-type="float" office:value="0.000782170349015392" calcext:value-type="float">
            <text:p>0.0007821703</text:p>
          </table:table-cell>
          <table:table-cell table:formula="of:=([.J18]/[.I18])*100" office:value-type="float" office:value="0.0097771293626924" calcext:value-type="float">
            <text:p>0.0097771294</text:p>
          </table:table-cell>
          <table:table-cell/>
          <table:table-cell table:formula="of:=[.J18]/[.H18]" office:value-type="float" office:value="0.782170349015392" calcext:value-type="float">
            <text:p>0.782170349</text:p>
          </table:table-cell>
          <table:table-cell table:formula="of:=([.B18]+[.D18])/([.C18]+[.E18]+[.F18])" office:value-type="float" office:value="1.35714285461825" calcext:value-type="float">
            <text:p>1.3571428546</text:p>
          </table:table-cell>
          <table:table-cell table:formula="of:=([.B18]+[.D18])/(2*[.C18]+2*[.E18]+2*[.F18])" office:value-type="float" office:value="0.678571427309123" calcext:value-type="float">
            <text:p>0.6785714273</text:p>
          </table:table-cell>
          <table:table-cell table:formula="of:=([.B18]+[.D18])/([.B18]+(2*[.C18])+[.D18]+(2*[.E18])+(2*[.F18]))" office:value-type="float" office:value="0.404255318700929" calcext:value-type="float">
            <text:p>0.4042553187</text:p>
          </table:table-cell>
          <table:table-cell table:formula="of:=[.D18]/([.B18]+[.D18])" office:value-type="float" office:value="0.584693865504413" calcext:value-type="float">
            <text:p>0.5846938655</text:p>
          </table:table-cell>
          <table:table-cell table:formula="of:=([.E18]+(2*[.F18]))/(2*([.C18]+[.E18]+[.F18]))" office:value-type="float" office:value="0.916172248291424" calcext:value-type="float">
            <text:p>0.9161722483</text:p>
          </table:table-cell>
          <table:table-cell table:formula="of:=([.P18]*[.Q18])+((1-[.P18])*[.R18])" office:value-type="float" office:value="0.782170349015393" calcext:value-type="float">
            <text:p>0.782170349</text:p>
          </table:table-cell>
          <table:table-cell table:formula="of:=[.S18]=[.M1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.99918131260286" calcext:value-type="float">
            <text:p>9.9991813126</text:p>
          </table:table-cell>
          <table:table-cell office:value-type="float" office:value="0.000138964856806189" calcext:value-type="float">
            <text:p>0.0001389649</text:p>
          </table:table-cell>
          <table:table-cell table:style-name="ce1" office:value-type="float" office:value="0.000000841969690224377" calcext:value-type="float">
            <text:p>8.42E-07</text:p>
          </table:table-cell>
          <table:table-cell office:value-type="float" office:value="0.000244558124674156" calcext:value-type="float">
            <text:p>0.0002445581</text:p>
          </table:table-cell>
          <table:table-cell table:style-name="ce1" office:value-type="float" office:value="0.0000406638066706622" calcext:value-type="float">
            <text:p>4.07E-05</text:p>
          </table:table-cell>
          <table:table-cell table:style-name="ce1" office:value-type="float" office:value="0.000266732732898941" calcext:value-type="float">
            <text:p>2.67E-04</text:p>
          </table:table-cell>
          <table:table-cell/>
          <table:table-cell table:formula="of:=[.B19]+(2*[.C19])+[.D19]+(2*[.E19])+(2*[.F19])" office:value-type="float" office:value="0.001" calcext:value-type="float">
            <text:p>0.001</text:p>
          </table:table-cell>
          <table:table-cell table:formula="of:=[.A19]+[.D19]+[.E19]+(2*[.F19])" office:value-type="float" office:value="10" calcext:value-type="float">
            <text:p>10</text:p>
          </table:table-cell>
          <table:table-cell table:formula="of:=[.D19]+[.E19]+(2*[.F19])" office:value-type="float" office:value="0.0008186873971427" calcext:value-type="float">
            <text:p>0.0008186874</text:p>
          </table:table-cell>
          <table:table-cell table:formula="of:=([.J19]/[.I19])*100" office:value-type="float" office:value="0.008186873971427" calcext:value-type="float">
            <text:p>0.008186874</text:p>
          </table:table-cell>
          <table:table-cell/>
          <table:table-cell table:formula="of:=[.J19]/[.H19]" office:value-type="float" office:value="0.8186873971427" calcext:value-type="float">
            <text:p>0.8186873971</text:p>
          </table:table-cell>
          <table:table-cell table:formula="of:=([.B19]+[.D19])/([.C19]+[.E19]+[.F19])" office:value-type="float" office:value="1.24424096911608" calcext:value-type="float">
            <text:p>1.2442409691</text:p>
          </table:table-cell>
          <table:table-cell table:formula="of:=([.B19]+[.D19])/(2*[.C19]+2*[.E19]+2*[.F19])" office:value-type="float" office:value="0.622120484558042" calcext:value-type="float">
            <text:p>0.6221204846</text:p>
          </table:table-cell>
          <table:table-cell table:formula="of:=([.B19]+[.D19])/([.B19]+(2*[.C19])+[.D19]+(2*[.E19])+(2*[.F19]))" office:value-type="float" office:value="0.383522981480345" calcext:value-type="float">
            <text:p>0.3835229815</text:p>
          </table:table-cell>
          <table:table-cell table:formula="of:=[.D19]/([.B19]+[.D19])" office:value-type="float" office:value="0.637662243159969" calcext:value-type="float">
            <text:p>0.6376622432</text:p>
          </table:table-cell>
          <table:table-cell table:formula="of:=([.E19]+(2*[.F19]))/(2*([.C19]+[.E19]+[.F19]))" office:value-type="float" office:value="0.931306853655631" calcext:value-type="float">
            <text:p>0.9313068537</text:p>
          </table:table-cell>
          <table:table-cell table:formula="of:=([.P19]*[.Q19])+((1-[.P19])*[.R19])" office:value-type="float" office:value="0.8186873971427" calcext:value-type="float">
            <text:p>0.8186873971</text:p>
          </table:table-cell>
          <table:table-cell table:formula="of:=[.S19]=[.M19]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0.00990434978994693" calcext:value-type="float">
            <text:p>0.0099043498</text:p>
          </table:table-cell>
          <table:table-cell office:value-type="float" office:value="0.00632848302857352" calcext:value-type="float">
            <text:p>0.006328483</text:p>
          </table:table-cell>
          <table:table-cell office:value-type="float" office:value="0.00174616680851232" calcext:value-type="float">
            <text:p>0.0017461668</text:p>
          </table:table-cell>
          <table:table-cell office:value-type="float" office:value="0.0000110315936816333" calcext:value-type="float">
            <text:p>1.10315936816333E-05</text:p>
          </table:table-cell>
          <table:table-cell office:value-type="float" office:value="0.0000835331443487791" calcext:value-type="float">
            <text:p>8.35331443487791E-05</text:p>
          </table:table-cell>
          <table:table-cell table:style-name="ce1" office:value-type="float" office:value="0.000000542736011328991" calcext:value-type="float">
            <text:p>5.43E-07</text:p>
          </table:table-cell>
          <table:table-cell/>
          <table:table-cell table:formula="of:=[.B22]+(2*[.C22])+[.D22]+(2*[.E22])+(2*[.F22])" office:value-type="float" office:value="0.01" calcext:value-type="float">
            <text:p>0.01</text:p>
          </table:table-cell>
          <table:table-cell table:formula="of:=[.A22]+[.D22]+[.E22]+(2*[.F22])" office:value-type="float" office:value="0.01" calcext:value-type="float">
            <text:p>0.01</text:p>
          </table:table-cell>
          <table:table-cell table:formula="of:=[.D22]+[.E22]+(2*[.F22])" office:value-type="float" office:value="0.0000956502100530704" calcext:value-type="float">
            <text:p>9.56502100530704E-05</text:p>
          </table:table-cell>
          <table:table-cell table:formula="of:=([.J22]/[.I22])*100" office:value-type="float" office:value="0.956502100530704" calcext:value-type="float">
            <text:p>0.9565021005</text:p>
          </table:table-cell>
          <table:table-cell/>
          <table:table-cell table:formula="of:=[.J22]/[.H22]" office:value-type="float" office:value="0.00956502100530704" calcext:value-type="float">
            <text:p>0.009565021</text:p>
          </table:table-cell>
          <table:table-cell table:formula="of:=([.B22]+[.D22])/([.C22]+[.E22]+[.F22])" office:value-type="float" office:value="3.46375628805861" calcext:value-type="float">
            <text:p>3.4637562881</text:p>
          </table:table-cell>
          <table:table-cell table:formula="of:=([.B22]+[.D22])/(2*[.C22]+2*[.E22]+2*[.F22])" office:value-type="float" office:value="1.7318781440293" calcext:value-type="float">
            <text:p>1.731878144</text:p>
          </table:table-cell>
          <table:table-cell table:formula="of:=([.B22]+[.D22])/([.B22]+(2*[.C22])+[.D22]+(2*[.E22])+(2*[.F22]))" office:value-type="float" office:value="0.633951462225515" calcext:value-type="float">
            <text:p>0.6339514622</text:p>
          </table:table-cell>
          <table:table-cell table:formula="of:=[.D22]/([.B22]+[.D22])" office:value-type="float" office:value="0.00174013222446186" calcext:value-type="float">
            <text:p>0.0017401322</text:p>
          </table:table-cell>
          <table:table-cell table:formula="of:=([.E22]+(2*[.F22]))/(2*([.C22]+[.E22]+[.F22]))" office:value-type="float" office:value="0.0231167748643129" calcext:value-type="float">
            <text:p>0.0231167749</text:p>
          </table:table-cell>
          <table:table-cell table:formula="of:=([.P22]*[.Q22])+((1-[.P22])*[.R22])" office:value-type="float" office:value="0.00956502100530704" calcext:value-type="float">
            <text:p>0.009565021</text:p>
          </table:table-cell>
          <table:table-cell table:formula="of:=[.S22]=[.M2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198112157067672" calcext:value-type="float">
            <text:p>0.0198112157</text:p>
          </table:table-cell>
          <table:table-cell office:value-type="float" office:value="0.00624626333985433" calcext:value-type="float">
            <text:p>0.0062462633</text:p>
          </table:table-cell>
          <table:table-cell office:value-type="float" office:value="0.00170108912899124" calcext:value-type="float">
            <text:p>0.0017010891</text:p>
          </table:table-cell>
          <table:table-cell office:value-type="float" office:value="0.0000217793083881342" calcext:value-type="float">
            <text:p>2.17793083881342E-05</text:p>
          </table:table-cell>
          <table:table-cell office:value-type="float" office:value="0.00016277410893036" calcext:value-type="float">
            <text:p>0.0001627741</text:p>
          </table:table-cell>
          <table:table-cell table:style-name="ce1" office:value-type="float" office:value="0.00000211543795717349" calcext:value-type="float">
            <text:p>2.12E-06</text:p>
          </table:table-cell>
          <table:table-cell/>
          <table:table-cell table:formula="of:=[.B23]+(2*[.C23])+[.D23]+(2*[.E23])+(2*[.F23])" office:value-type="float" office:value="0.01" calcext:value-type="float">
            <text:p>0.01</text:p>
          </table:table-cell>
          <table:table-cell table:formula="of:=[.A23]+[.D23]+[.E23]+(2*[.F23])" office:value-type="float" office:value="0.02" calcext:value-type="float">
            <text:p>0.02</text:p>
          </table:table-cell>
          <table:table-cell table:formula="of:=[.D23]+[.E23]+(2*[.F23])" office:value-type="float" office:value="0.000188784293232841" calcext:value-type="float">
            <text:p>0.0001887843</text:p>
          </table:table-cell>
          <table:table-cell table:formula="of:=([.J23]/[.I23])*100" office:value-type="float" office:value="0.943921466164207" calcext:value-type="float">
            <text:p>0.9439214662</text:p>
          </table:table-cell>
          <table:table-cell/>
          <table:table-cell table:formula="of:=[.J23]/[.H23]" office:value-type="float" office:value="0.0188784293232841" calcext:value-type="float">
            <text:p>0.0188784293</text:p>
          </table:table-cell>
          <table:table-cell table:formula="of:=([.B23]+[.D23])/([.C23]+[.E23]+[.F23])" office:value-type="float" office:value="3.35911804849033" calcext:value-type="float">
            <text:p>3.3591180485</text:p>
          </table:table-cell>
          <table:table-cell table:formula="of:=([.B23]+[.D23])/(2*[.C23]+2*[.E23]+2*[.F23])" office:value-type="float" office:value="1.67955902424517" calcext:value-type="float">
            <text:p>1.6795590242</text:p>
          </table:table-cell>
          <table:table-cell table:formula="of:=([.B23]+[.D23])/([.B23]+(2*[.C23])+[.D23]+(2*[.E23])+(2*[.F23]))" office:value-type="float" office:value="0.626804264824246" calcext:value-type="float">
            <text:p>0.6268042648</text:p>
          </table:table-cell>
          <table:table-cell table:formula="of:=[.D23]/([.B23]+[.D23])" office:value-type="float" office:value="0.00347465861519641" calcext:value-type="float">
            <text:p>0.0034746586</text:p>
          </table:table-cell>
          <table:table-cell table:formula="of:=([.E23]+(2*[.F23]))/(2*([.C23]+[.E23]+[.F23]))" office:value-type="float" office:value="0.0447499714234562" calcext:value-type="float">
            <text:p>0.0447499714</text:p>
          </table:table-cell>
          <table:table-cell table:formula="of:=([.P23]*[.Q23])+((1-[.P23])*[.R23])" office:value-type="float" office:value="0.0188784293232841" calcext:value-type="float">
            <text:p>0.0188784293</text:p>
          </table:table-cell>
          <table:table-cell table:formula="of:=[.S23]=[.M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297204646625557" calcext:value-type="float">
            <text:p>0.0297204647</text:p>
          </table:table-cell>
          <table:table-cell office:value-type="float" office:value="0.00616655914179605" calcext:value-type="float">
            <text:p>0.0061665591</text:p>
          </table:table-cell>
          <table:table-cell office:value-type="float" office:value="0.0016579532919081" calcext:value-type="float">
            <text:p>0.0016579533</text:p>
          </table:table-cell>
          <table:table-cell office:value-type="float" office:value="0.0000322560485391425" calcext:value-type="float">
            <text:p>0.000032256</text:p>
          </table:table-cell>
          <table:table-cell office:value-type="float" office:value="0.000237998936943479" calcext:value-type="float">
            <text:p>0.0002379989</text:p>
          </table:table-cell>
          <table:table-cell table:style-name="ce1" office:value-type="float" office:value="0.00000464017598082135" calcext:value-type="float">
            <text:p>4.64E-06</text:p>
          </table:table-cell>
          <table:table-cell/>
          <table:table-cell table:formula="of:=[.B24]+(2*[.C24])+[.D24]+(2*[.E24])+(2*[.F24])" office:value-type="float" office:value="0.01" calcext:value-type="float">
            <text:p>0.01</text:p>
          </table:table-cell>
          <table:table-cell table:formula="of:=[.A24]+[.D24]+[.E24]+(2*[.F24])" office:value-type="float" office:value="0.03" calcext:value-type="float">
            <text:p>0.03</text:p>
          </table:table-cell>
          <table:table-cell table:formula="of:=[.D24]+[.E24]+(2*[.F24])" office:value-type="float" office:value="0.000279535337444264" calcext:value-type="float">
            <text:p>0.0002795353</text:p>
          </table:table-cell>
          <table:table-cell table:formula="of:=([.J24]/[.I24])*100" office:value-type="float" office:value="0.931784458147547" calcext:value-type="float">
            <text:p>0.9317844581</text:p>
          </table:table-cell>
          <table:table-cell/>
          <table:table-cell table:formula="of:=[.J24]/[.H24]" office:value-type="float" office:value="0.0279535337444264" calcext:value-type="float">
            <text:p>0.0279535337</text:p>
          </table:table-cell>
          <table:table-cell table:formula="of:=([.B24]+[.D24])/([.C24]+[.E24]+[.F24])" office:value-type="float" office:value="3.2615173956153" calcext:value-type="float">
            <text:p>3.2615173956</text:p>
          </table:table-cell>
          <table:table-cell table:formula="of:=([.B24]+[.D24])/(2*[.C24]+2*[.E24]+2*[.F24])" office:value-type="float" office:value="1.63075869780765" calcext:value-type="float">
            <text:p>1.6307586978</text:p>
          </table:table-cell>
          <table:table-cell table:formula="of:=([.B24]+[.D24])/([.B24]+(2*[.C24])+[.D24]+(2*[.E24])+(2*[.F24]))" office:value-type="float" office:value="0.619881519033519" calcext:value-type="float">
            <text:p>0.619881519</text:p>
          </table:table-cell>
          <table:table-cell table:formula="of:=[.D24]/([.B24]+[.D24])" office:value-type="float" office:value="0.00520358287006751" calcext:value-type="float">
            <text:p>0.0052035829</text:p>
          </table:table-cell>
          <table:table-cell table:formula="of:=([.E24]+(2*[.F24]))/(2*([.C24]+[.E24]+[.F24]))" office:value-type="float" office:value="0.0650532140074839" calcext:value-type="float">
            <text:p>0.065053214</text:p>
          </table:table-cell>
          <table:table-cell table:formula="of:=([.P24]*[.Q24])+((1-[.P24])*[.R24])" office:value-type="float" office:value="0.0279535337444264" calcext:value-type="float">
            <text:p>0.0279535337</text:p>
          </table:table-cell>
          <table:table-cell table:formula="of:=[.S24]=[.M2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495456326212034" calcext:value-type="float">
            <text:p>0.0495456326</text:p>
          </table:table-cell>
          <table:table-cell office:value-type="float" office:value="0.00601418270060733" calcext:value-type="float">
            <text:p>0.0060141827</text:p>
          </table:table-cell>
          <table:table-cell office:value-type="float" office:value="0.001577029159054" calcext:value-type="float">
            <text:p>0.0015770292</text:p>
          </table:table-cell>
          <table:table-cell office:value-type="float" office:value="0.0000524438616417914" calcext:value-type="float">
            <text:p>5.24438616417914E-05</text:p>
          </table:table-cell>
          <table:table-cell office:value-type="float" office:value="0.000377391602488014" calcext:value-type="float">
            <text:p>0.0003773916</text:p>
          </table:table-cell>
          <table:table-cell table:style-name="ce1" office:value-type="float" office:value="0.0000122659573334261" calcext:value-type="float">
            <text:p>1.23E-05</text:p>
          </table:table-cell>
          <table:table-cell/>
          <table:table-cell table:formula="of:=[.B25]+(2*[.C25])+[.D25]+(2*[.E25])+(2*[.F25])" office:value-type="float" office:value="0.01" calcext:value-type="float">
            <text:p>0.01</text:p>
          </table:table-cell>
          <table:table-cell table:formula="of:=[.A25]+[.D25]+[.E25]+(2*[.F25])" office:value-type="float" office:value="0.05" calcext:value-type="float">
            <text:p>0.05</text:p>
          </table:table-cell>
          <table:table-cell table:formula="of:=[.D25]+[.E25]+(2*[.F25])" office:value-type="float" office:value="0.000454367378796657" calcext:value-type="float">
            <text:p>0.0004543674</text:p>
          </table:table-cell>
          <table:table-cell table:formula="of:=([.J25]/[.I25])*100" office:value-type="float" office:value="0.908734757593314" calcext:value-type="float">
            <text:p>0.9087347576</text:p>
          </table:table-cell>
          <table:table-cell/>
          <table:table-cell table:formula="of:=[.J25]/[.H25]" office:value-type="float" office:value="0.0454367378796657" calcext:value-type="float">
            <text:p>0.0454367379</text:p>
          </table:table-cell>
          <table:table-cell table:formula="of:=([.B25]+[.D25])/([.C25]+[.E25]+[.F25])" office:value-type="float" office:value="3.08469391897762" calcext:value-type="float">
            <text:p>3.084693919</text:p>
          </table:table-cell>
          <table:table-cell table:formula="of:=([.B25]+[.D25])/(2*[.C25]+2*[.E25]+2*[.F25])" office:value-type="float" office:value="1.54234695948881" calcext:value-type="float">
            <text:p>1.5423469595</text:p>
          </table:table-cell>
          <table:table-cell table:formula="of:=([.B25]+[.D25])/([.B25]+(2*[.C25])+[.D25]+(2*[.E25])+(2*[.F25]))" office:value-type="float" office:value="0.606662656224912" calcext:value-type="float">
            <text:p>0.6066626562</text:p>
          </table:table-cell>
          <table:table-cell table:formula="of:=[.D25]/([.B25]+[.D25])" office:value-type="float" office:value="0.00864464972479673" calcext:value-type="float">
            <text:p>0.0086446497</text:p>
          </table:table-cell>
          <table:table-cell table:formula="of:=([.E25]+(2*[.F25]))/(2*([.C25]+[.E25]+[.F25]))" office:value-type="float" office:value="0.102182903178572" calcext:value-type="float">
            <text:p>0.1021829032</text:p>
          </table:table-cell>
          <table:table-cell table:formula="of:=([.P25]*[.Q25])+((1-[.P25])*[.R25])" office:value-type="float" office:value="0.0454367378796657" calcext:value-type="float">
            <text:p>0.0454367379</text:p>
          </table:table-cell>
          <table:table-cell table:formula="of:=[.S25]=[.M2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792984979002924" calcext:value-type="float">
            <text:p>0.0792984979</text:p>
          </table:table-cell>
          <table:table-cell office:value-type="float" office:value="0.00580150768982802" calcext:value-type="float">
            <text:p>0.0058015077</text:p>
          </table:table-cell>
          <table:table-cell office:value-type="float" office:value="0.00146746662831583" calcext:value-type="float">
            <text:p>0.0014674666</text:p>
          </table:table-cell>
          <table:table-cell office:value-type="float" office:value="0.0000809689487834229" calcext:value-type="float">
            <text:p>8.09689487834229E-05</text:p>
          </table:table-cell>
          <table:table-cell office:value-type="float" office:value="0.000562056953832736" calcext:value-type="float">
            <text:p>0.000562057</text:p>
          </table:table-cell>
          <table:table-cell table:style-name="ce1" office:value-type="float" office:value="0.0000292380985457176" calcext:value-type="float">
            <text:p>2.92E-05</text:p>
          </table:table-cell>
          <table:table-cell/>
          <table:table-cell table:formula="of:=[.B26]+(2*[.C26])+[.D26]+(2*[.E26])+(2*[.F26])" office:value-type="float" office:value="0.01" calcext:value-type="float">
            <text:p>0.01</text:p>
          </table:table-cell>
          <table:table-cell table:formula="of:=[.A26]+[.D26]+[.E26]+(2*[.F26])" office:value-type="float" office:value="0.08" calcext:value-type="float">
            <text:p>0.08</text:p>
          </table:table-cell>
          <table:table-cell table:formula="of:=[.D26]+[.E26]+(2*[.F26])" office:value-type="float" office:value="0.000701502099707594" calcext:value-type="float">
            <text:p>0.0007015021</text:p>
          </table:table-cell>
          <table:table-cell table:formula="of:=([.J26]/[.I26])*100" office:value-type="float" office:value="0.876877624634492" calcext:value-type="float">
            <text:p>0.8768776246</text:p>
          </table:table-cell>
          <table:table-cell/>
          <table:table-cell table:formula="of:=[.J26]/[.H26]" office:value-type="float" office:value="0.0701502099707594" calcext:value-type="float">
            <text:p>0.07015021</text:p>
          </table:table-cell>
          <table:table-cell table:formula="of:=([.B26]+[.D26])/([.C26]+[.E26]+[.F26])" office:value-type="float" office:value="2.85728877401083" calcext:value-type="float">
            <text:p>2.857288774</text:p>
          </table:table-cell>
          <table:table-cell table:formula="of:=([.B26]+[.D26])/(2*[.C26]+2*[.E26]+2*[.F26])" office:value-type="float" office:value="1.42864438700542" calcext:value-type="float">
            <text:p>1.428644387</text:p>
          </table:table-cell>
          <table:table-cell table:formula="of:=([.B26]+[.D26])/([.B26]+(2*[.C26])+[.D26]+(2*[.E26])+(2*[.F26]))" office:value-type="float" office:value="0.588247663861144" calcext:value-type="float">
            <text:p>0.5882476639</text:p>
          </table:table-cell>
          <table:table-cell table:formula="of:=[.D26]/([.B26]+[.D26])" office:value-type="float" office:value="0.0137644318469466" calcext:value-type="float">
            <text:p>0.0137644318</text:p>
          </table:table-cell>
          <table:table-cell table:formula="of:=([.E26]+(2*[.F26]))/(2*([.C26]+[.E26]+[.F26]))" office:value-type="float" office:value="0.150705435394277" calcext:value-type="float">
            <text:p>0.1507054354</text:p>
          </table:table-cell>
          <table:table-cell table:formula="of:=([.P26]*[.Q26])+((1-[.P26])*[.R26])" office:value-type="float" office:value="0.0701502099707594" calcext:value-type="float">
            <text:p>0.07015021</text:p>
          </table:table-cell>
          <table:table-cell table:formula="of:=[.S26]=[.M2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991427748454256" calcext:value-type="float">
            <text:p>0.0991427748</text:p>
          </table:table-cell>
          <table:table-cell office:value-type="float" office:value="0.00566918089777905" calcext:value-type="float">
            <text:p>0.0056691809</text:p>
          </table:table-cell>
          <table:table-cell office:value-type="float" office:value="0.00140128708545599" calcext:value-type="float">
            <text:p>0.0014012871</text:p>
          </table:table-cell>
          <table:table-cell office:value-type="float" office:value="0.0000989222652539433" calcext:value-type="float">
            <text:p>9.89222652539433E-05</text:p>
          </table:table-cell>
          <table:table-cell office:value-type="float" office:value="0.00067101977673461" calcext:value-type="float">
            <text:p>0.0006710198</text:p>
          </table:table-cell>
          <table:table-cell table:style-name="ce1" office:value-type="float" office:value="0.0000436415562929075" calcext:value-type="float">
            <text:p>4.36E-05</text:p>
          </table:table-cell>
          <table:table-cell/>
          <table:table-cell table:formula="of:=[.B27]+(2*[.C27])+[.D27]+(2*[.E27])+(2*[.F27])" office:value-type="float" office:value="0.01" calcext:value-type="float">
            <text:p>0.01</text:p>
          </table:table-cell>
          <table:table-cell table:formula="of:=[.A27]+[.D27]+[.E27]+(2*[.F27])" office:value-type="float" office:value="0.1" calcext:value-type="float">
            <text:p>0.1</text:p>
          </table:table-cell>
          <table:table-cell table:formula="of:=[.D27]+[.E27]+(2*[.F27])" office:value-type="float" office:value="0.000857225154574369" calcext:value-type="float">
            <text:p>0.0008572252</text:p>
          </table:table-cell>
          <table:table-cell table:formula="of:=([.J27]/[.I27])*100" office:value-type="float" office:value="0.857225154574368" calcext:value-type="float">
            <text:p>0.8572251546</text:p>
          </table:table-cell>
          <table:table-cell/>
          <table:table-cell table:formula="of:=[.J27]/[.H27]" office:value-type="float" office:value="0.0857225154574368" calcext:value-type="float">
            <text:p>0.0857225155</text:p>
          </table:table-cell>
          <table:table-cell table:formula="of:=([.B27]+[.D27])/([.C27]+[.E27]+[.F27])" office:value-type="float" office:value="2.72601312614557" calcext:value-type="float">
            <text:p>2.7260131261</text:p>
          </table:table-cell>
          <table:table-cell table:formula="of:=([.B27]+[.D27])/(2*[.C27]+2*[.E27]+2*[.F27])" office:value-type="float" office:value="1.36300656307278" calcext:value-type="float">
            <text:p>1.3630065631</text:p>
          </table:table-cell>
          <table:table-cell table:formula="of:=([.B27]+[.D27])/([.B27]+(2*[.C27])+[.D27]+(2*[.E27])+(2*[.F27]))" office:value-type="float" office:value="0.576810316303299" calcext:value-type="float">
            <text:p>0.5768103163</text:p>
          </table:table-cell>
          <table:table-cell table:formula="of:=[.D27]/([.B27]+[.D27])" office:value-type="float" office:value="0.0171498779508527" calcext:value-type="float">
            <text:p>0.017149878</text:p>
          </table:table-cell>
          <table:table-cell table:formula="of:=([.E27]+(2*[.F27]))/(2*([.C27]+[.E27]+[.F27]))" office:value-type="float" office:value="0.179187470426122" calcext:value-type="float">
            <text:p>0.1791874704</text:p>
          </table:table-cell>
          <table:table-cell table:formula="of:=([.P27]*[.Q27])+((1-[.P27])*[.R27])" office:value-type="float" office:value="0.0857225154574368" calcext:value-type="float">
            <text:p>0.0857225155</text:p>
          </table:table-cell>
          <table:table-cell table:formula="of:=[.S27]=[.M2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98452484177568" calcext:value-type="float">
            <text:p>0.1984524842</text:p>
          </table:table-cell>
          <table:table-cell office:value-type="float" office:value="0.00509888137977629" calcext:value-type="float">
            <text:p>0.0050988814</text:p>
          </table:table-cell>
          <table:table-cell office:value-type="float" office:value="0.00113353858177128" calcext:value-type="float">
            <text:p>0.0011335386</text:p>
          </table:table-cell>
          <table:table-cell office:value-type="float" office:value="0.00017809187903643" calcext:value-type="float">
            <text:p>0.0001780919</text:p>
          </table:table-cell>
          <table:table-cell office:value-type="float" office:value="0.00108652563424932" calcext:value-type="float">
            <text:p>0.0010865256</text:p>
          </table:table-cell>
          <table:table-cell office:value-type="float" office:value="0.000141449154573037" calcext:value-type="float">
            <text:p>0.0001414492</text:p>
          </table:table-cell>
          <table:table-cell/>
          <table:table-cell table:formula="of:=[.B28]+(2*[.C28])+[.D28]+(2*[.E28])+(2*[.F28])" office:value-type="float" office:value="0.01" calcext:value-type="float">
            <text:p>0.01</text:p>
          </table:table-cell>
          <table:table-cell table:formula="of:=[.A28]+[.D28]+[.E28]+(2*[.F28])" office:value-type="float" office:value="0.2" calcext:value-type="float">
            <text:p>0.2</text:p>
          </table:table-cell>
          <table:table-cell table:formula="of:=[.D28]+[.E28]+(2*[.F28])" office:value-type="float" office:value="0.00154751582243183" calcext:value-type="float">
            <text:p>0.0015475158</text:p>
          </table:table-cell>
          <table:table-cell table:formula="of:=([.J28]/[.I28])*100" office:value-type="float" office:value="0.773757911215914" calcext:value-type="float">
            <text:p>0.7737579112</text:p>
          </table:table-cell>
          <table:table-cell/>
          <table:table-cell table:formula="of:=[.J28]/[.H28]" office:value-type="float" office:value="0.154751582243183" calcext:value-type="float">
            <text:p>0.1547515822</text:p>
          </table:table-cell>
          <table:table-cell table:formula="of:=([.B28]+[.D28])/([.C28]+[.E28]+[.F28])" office:value-type="float" office:value="2.23457267891148" calcext:value-type="float">
            <text:p>2.2345726789</text:p>
          </table:table-cell>
          <table:table-cell table:formula="of:=([.B28]+[.D28])/(2*[.C28]+2*[.E28]+2*[.F28])" office:value-type="float" office:value="1.11728633945574" calcext:value-type="float">
            <text:p>1.1172863395</text:p>
          </table:table-cell>
          <table:table-cell table:formula="of:=([.B28]+[.D28])/([.B28]+(2*[.C28])+[.D28]+(2*[.E28])+(2*[.F28]))" office:value-type="float" office:value="0.527697325881272" calcext:value-type="float">
            <text:p>0.5276973259</text:p>
          </table:table-cell>
          <table:table-cell table:formula="of:=[.D28]/([.B28]+[.D28])" office:value-type="float" office:value="0.0337488689636641" calcext:value-type="float">
            <text:p>0.033748869</text:p>
          </table:table-cell>
          <table:table-cell table:formula="of:=([.E28]+(2*[.F28]))/(2*([.C28]+[.E28]+[.F28]))" office:value-type="float" office:value="0.289946260827469" calcext:value-type="float">
            <text:p>0.2899462608</text:p>
          </table:table-cell>
          <table:table-cell table:formula="of:=([.P28]*[.Q28])+((1-[.P28])*[.R28])" office:value-type="float" office:value="0.154751582243183" calcext:value-type="float">
            <text:p>0.1547515822</text:p>
          </table:table-cell>
          <table:table-cell table:formula="of:=[.S28]=[.M2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9787562594612" calcext:value-type="float">
            <text:p>0.2978756259</text:p>
          </table:table-cell>
          <table:table-cell office:value-type="float" office:value="0.00464322509050627" calcext:value-type="float">
            <text:p>0.0046432251</text:p>
          </table:table-cell>
          <table:table-cell office:value-type="float" office:value="0.000939995910912261" calcext:value-type="float">
            <text:p>0.0009399959</text:p>
          </table:table-cell>
          <table:table-cell office:value-type="float" office:value="0.000243426230122818" calcext:value-type="float">
            <text:p>0.0002434262</text:p>
          </table:table-cell>
          <table:table-cell office:value-type="float" office:value="0.00135240903378945" calcext:value-type="float">
            <text:p>0.001352409</text:p>
          </table:table-cell>
          <table:table-cell office:value-type="float" office:value="0.000264269394983745" calcext:value-type="float">
            <text:p>0.0002642694</text:p>
          </table:table-cell>
          <table:table-cell/>
          <table:table-cell table:formula="of:=[.B29]+(2*[.C29])+[.D29]+(2*[.E29])+(2*[.F29])" office:value-type="float" office:value="0.01" calcext:value-type="float">
            <text:p>0.01</text:p>
          </table:table-cell>
          <table:table-cell table:formula="of:=[.A29]+[.D29]+[.E29]+(2*[.F29])" office:value-type="float" office:value="0.3" calcext:value-type="float">
            <text:p>0.3</text:p>
          </table:table-cell>
          <table:table-cell table:formula="of:=[.D29]+[.E29]+(2*[.F29])" office:value-type="float" office:value="0.00212437405387976" calcext:value-type="float">
            <text:p>0.0021243741</text:p>
          </table:table-cell>
          <table:table-cell table:formula="of:=([.J29]/[.I29])*100" office:value-type="float" office:value="0.708124684626587" calcext:value-type="float">
            <text:p>0.7081246846</text:p>
          </table:table-cell>
          <table:table-cell/>
          <table:table-cell table:formula="of:=[.J29]/[.H29]" office:value-type="float" office:value="0.212437405387976" calcext:value-type="float">
            <text:p>0.2124374054</text:p>
          </table:table-cell>
          <table:table-cell table:formula="of:=([.B29]+[.D29])/([.C29]+[.E29]+[.F29])" office:value-type="float" office:value="1.91133115578196" calcext:value-type="float">
            <text:p>1.9113311558</text:p>
          </table:table-cell>
          <table:table-cell table:formula="of:=([.B29]+[.D29])/(2*[.C29]+2*[.E29]+2*[.F29])" office:value-type="float" office:value="0.955665577890979" calcext:value-type="float">
            <text:p>0.9556655779</text:p>
          </table:table-cell>
          <table:table-cell table:formula="of:=([.B29]+[.D29])/([.B29]+(2*[.C29])+[.D29]+(2*[.E29])+(2*[.F29]))" office:value-type="float" office:value="0.488665132062908" calcext:value-type="float">
            <text:p>0.4886651321</text:p>
          </table:table-cell>
          <table:table-cell table:formula="of:=[.D29]/([.B29]+[.D29])" office:value-type="float" office:value="0.0498145282220546" calcext:value-type="float">
            <text:p>0.0498145282</text:p>
          </table:table-cell>
          <table:table-cell table:formula="of:=([.E29]+(2*[.F29]))/(2*([.C29]+[.E29]+[.F29]))" office:value-type="float" office:value="0.36785049127304" calcext:value-type="float">
            <text:p>0.3678504913</text:p>
          </table:table-cell>
          <table:table-cell table:formula="of:=([.P29]*[.Q29])+((1-[.P29])*[.R29])" office:value-type="float" office:value="0.212437405387976" calcext:value-type="float">
            <text:p>0.2124374054</text:p>
          </table:table-cell>
          <table:table-cell table:formula="of:=[.S29]=[.M2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96952056554344" calcext:value-type="float">
            <text:p>0.4969520566</text:p>
          </table:table-cell>
          <table:table-cell office:value-type="float" office:value="0.00395345092625087" calcext:value-type="float">
            <text:p>0.0039534509</text:p>
          </table:table-cell>
          <table:table-cell office:value-type="float" office:value="0.000681458156260719" calcext:value-type="float">
            <text:p>0.0006814582</text:p>
          </table:table-cell>
          <table:table-cell office:value-type="float" office:value="0.000345782900018512" calcext:value-type="float">
            <text:p>0.0003457829</text:p>
          </table:table-cell>
          <table:table-cell office:value-type="float" office:value="0.00163568931557179" calcext:value-type="float">
            <text:p>0.0016356893</text:p>
          </table:table-cell>
          <table:table-cell office:value-type="float" office:value="0.000533235615032806" calcext:value-type="float">
            <text:p>0.0005332356</text:p>
          </table:table-cell>
          <table:table-cell/>
          <table:table-cell table:formula="of:=[.B30]+(2*[.C30])+[.D30]+(2*[.E30])+(2*[.F30])" office:value-type="float" office:value="0.01" calcext:value-type="float">
            <text:p>0.01</text:p>
          </table:table-cell>
          <table:table-cell table:formula="of:=[.A30]+[.D30]+[.E30]+(2*[.F30])" office:value-type="float" office:value="0.5" calcext:value-type="float">
            <text:p>0.5</text:p>
          </table:table-cell>
          <table:table-cell table:formula="of:=[.D30]+[.E30]+(2*[.F30])" office:value-type="float" office:value="0.00304794344565591" calcext:value-type="float">
            <text:p>0.0030479434</text:p>
          </table:table-cell>
          <table:table-cell table:formula="of:=([.J30]/[.I30])*100" office:value-type="float" office:value="0.609588689131182" calcext:value-type="float">
            <text:p>0.6095886891</text:p>
          </table:table-cell>
          <table:table-cell/>
          <table:table-cell table:formula="of:=[.J30]/[.H30]" office:value-type="float" office:value="0.304794344565591" calcext:value-type="float">
            <text:p>0.3047943446</text:p>
          </table:table-cell>
          <table:table-cell table:formula="of:=([.B30]+[.D30])/([.C30]+[.E30]+[.F30])" office:value-type="float" office:value="1.50830035656626" calcext:value-type="float">
            <text:p>1.5083003566</text:p>
          </table:table-cell>
          <table:table-cell table:formula="of:=([.B30]+[.D30])/(2*[.C30]+2*[.E30]+2*[.F30])" office:value-type="float" office:value="0.754150178283129" calcext:value-type="float">
            <text:p>0.7541501783</text:p>
          </table:table-cell>
          <table:table-cell table:formula="of:=([.B30]+[.D30])/([.B30]+(2*[.C30])+[.D30]+(2*[.E30])+(2*[.F30]))" office:value-type="float" office:value="0.429923382626938" calcext:value-type="float">
            <text:p>0.4299233826</text:p>
          </table:table-cell>
          <table:table-cell table:formula="of:=[.D30]/([.B30]+[.D30])" office:value-type="float" office:value="0.0804289587381111" calcext:value-type="float">
            <text:p>0.0804289587</text:p>
          </table:table-cell>
          <table:table-cell table:formula="of:=([.E30]+(2*[.F30]))/(2*([.C30]+[.E30]+[.F30]))" office:value-type="float" office:value="0.473999540287948" calcext:value-type="float">
            <text:p>0.4739995403</text:p>
          </table:table-cell>
          <table:table-cell table:formula="of:=([.P30]*[.Q30])+((1-[.P30])*[.R30])" office:value-type="float" office:value="0.304794344565591" calcext:value-type="float">
            <text:p>0.3047943446</text:p>
          </table:table-cell>
          <table:table-cell table:formula="of:=[.S30]=[.M3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95933034285467" calcext:value-type="float">
            <text:p>0.7959330343</text:p>
          </table:table-cell>
          <table:table-cell office:value-type="float" office:value="0.00324682241468396" calcext:value-type="float">
            <text:p>0.0032468224</text:p>
          </table:table-cell>
          <table:table-cell office:value-type="float" office:value="0.00045962491255083" calcext:value-type="float">
            <text:p>0.0004596249</text:p>
          </table:table-cell>
          <table:table-cell office:value-type="float" office:value="0.000454828566069758" calcext:value-type="float">
            <text:p>0.0004548286</text:p>
          </table:table-cell>
          <table:table-cell office:value-type="float" office:value="0.00176696204568128" calcext:value-type="float">
            <text:p>0.001766962</text:p>
          </table:table-cell>
          <table:table-cell office:value-type="float" office:value="0.000922587551391034" calcext:value-type="float">
            <text:p>0.0009225876</text:p>
          </table:table-cell>
          <table:table-cell/>
          <table:table-cell table:formula="of:=[.B31]+(2*[.C31])+[.D31]+(2*[.E31])+(2*[.F31])" office:value-type="float" office:value="0.01" calcext:value-type="float">
            <text:p>0.01</text:p>
          </table:table-cell>
          <table:table-cell table:formula="of:=[.A31]+[.D31]+[.E31]+(2*[.F31])" office:value-type="float" office:value="0.8" calcext:value-type="float">
            <text:p>0.8</text:p>
          </table:table-cell>
          <table:table-cell table:formula="of:=[.D31]+[.E31]+(2*[.F31])" office:value-type="float" office:value="0.00406696571453311" calcext:value-type="float">
            <text:p>0.0040669657</text:p>
          </table:table-cell>
          <table:table-cell table:formula="of:=([.J31]/[.I31])*100" office:value-type="float" office:value="0.508370714316638" calcext:value-type="float">
            <text:p>0.5083707143</text:p>
          </table:table-cell>
          <table:table-cell/>
          <table:table-cell table:formula="of:=[.J31]/[.H31]" office:value-type="float" office:value="0.40669657145331" calcext:value-type="float">
            <text:p>0.4066965715</text:p>
          </table:table-cell>
          <table:table-cell table:formula="of:=([.B31]+[.D31])/([.C31]+[.E31]+[.F31])" office:value-type="float" office:value="1.17543533057388" calcext:value-type="float">
            <text:p>1.1754353306</text:p>
          </table:table-cell>
          <table:table-cell table:formula="of:=([.B31]+[.D31])/(2*[.C31]+2*[.E31]+2*[.F31])" office:value-type="float" office:value="0.58771766528694" calcext:value-type="float">
            <text:p>0.5877176653</text:p>
          </table:table-cell>
          <table:table-cell table:formula="of:=([.B31]+[.D31])/([.B31]+(2*[.C31])+[.D31]+(2*[.E31])+(2*[.F31]))" office:value-type="float" office:value="0.370165098075372" calcext:value-type="float">
            <text:p>0.3701650981</text:p>
          </table:table-cell>
          <table:table-cell table:formula="of:=[.D31]/([.B31]+[.D31])" office:value-type="float" office:value="0.122871812722103" calcext:value-type="float">
            <text:p>0.1228718127</text:p>
          </table:table-cell>
          <table:table-cell table:formula="of:=([.E31]+(2*[.F31]))/(2*([.C31]+[.E31]+[.F31]))" office:value-type="float" office:value="0.573505396005445" calcext:value-type="float">
            <text:p>0.573505396</text:p>
          </table:table-cell>
          <table:table-cell table:formula="of:=([.P31]*[.Q31])+((1-[.P31])*[.R31])" office:value-type="float" office:value="0.40669657145331" calcext:value-type="float">
            <text:p>0.4066965715</text:p>
          </table:table-cell>
          <table:table-cell table:formula="of:=[.S31]=[.M3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995410792048865" calcext:value-type="float">
            <text:p>0.995410792</text:p>
          </table:table-cell>
          <table:table-cell office:value-type="float" office:value="0.00290533304203013" calcext:value-type="float">
            <text:p>0.002905333</text:p>
          </table:table-cell>
          <table:table-cell office:value-type="float" office:value="0.000368025859709867" calcext:value-type="float">
            <text:p>0.0003680259</text:p>
          </table:table-cell>
          <table:table-cell office:value-type="float" office:value="0.000508991976157797" calcext:value-type="float">
            <text:p>0.000508992</text:p>
          </table:table-cell>
          <table:table-cell office:value-type="float" office:value="0.00176940728741489" calcext:value-type="float">
            <text:p>0.0017694073</text:p>
          </table:table-cell>
          <table:table-cell office:value-type="float" office:value="0.00115540434378128" calcext:value-type="float">
            <text:p>0.0011554043</text:p>
          </table:table-cell>
          <table:table-cell/>
          <table:table-cell table:formula="of:=[.B32]+(2*[.C32])+[.D32]+(2*[.E32])+(2*[.F32])" office:value-type="float" office:value="0.01" calcext:value-type="float">
            <text:p>0.01</text:p>
          </table:table-cell>
          <table:table-cell table:formula="of:=[.A32]+[.D32]+[.E32]+(2*[.F32])" office:value-type="float" office:value="1" calcext:value-type="float">
            <text:p>1</text:p>
          </table:table-cell>
          <table:table-cell table:formula="of:=[.D32]+[.E32]+(2*[.F32])" office:value-type="float" office:value="0.00458920795113524" calcext:value-type="float">
            <text:p>0.004589208</text:p>
          </table:table-cell>
          <table:table-cell table:formula="of:=([.J32]/[.I32])*100" office:value-type="float" office:value="0.458920795113524" calcext:value-type="float">
            <text:p>0.4589207951</text:p>
          </table:table-cell>
          <table:table-cell/>
          <table:table-cell table:formula="of:=[.J32]/[.H32]" office:value-type="float" office:value="0.458920795113524" calcext:value-type="float">
            <text:p>0.4589207951</text:p>
          </table:table-cell>
          <table:table-cell table:formula="of:=([.B32]+[.D32])/([.C32]+[.E32]+[.F32])" office:value-type="float" office:value="1.03689448010034" calcext:value-type="float">
            <text:p>1.0368944801</text:p>
          </table:table-cell>
          <table:table-cell table:formula="of:=([.B32]+[.D32])/(2*[.C32]+2*[.E32]+2*[.F32])" office:value-type="float" office:value="0.518447240050171" calcext:value-type="float">
            <text:p>0.5184472401</text:p>
          </table:table-cell>
          <table:table-cell table:formula="of:=([.B32]+[.D32])/([.B32]+(2*[.C32])+[.D32]+(2*[.E32])+(2*[.F32]))" office:value-type="float" office:value="0.341432501818793" calcext:value-type="float">
            <text:p>0.3414325018</text:p>
          </table:table-cell>
          <table:table-cell table:formula="of:=[.D32]/([.B32]+[.D32])" office:value-type="float" office:value="0.149075431731433" calcext:value-type="float">
            <text:p>0.1490754317</text:p>
          </table:table-cell>
          <table:table-cell table:formula="of:=([.E32]+(2*[.F32]))/(2*([.C32]+[.E32]+[.F32]))" office:value-type="float" office:value="0.619559268601312" calcext:value-type="float">
            <text:p>0.6195592686</text:p>
          </table:table-cell>
          <table:table-cell table:formula="of:=([.P32]*[.Q32])+((1-[.P32])*[.R32])" office:value-type="float" office:value="0.458920795113524" calcext:value-type="float">
            <text:p>0.4589207951</text:p>
          </table:table-cell>
          <table:table-cell table:formula="of:=[.S32]=[.M3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99377002229452" calcext:value-type="float">
            <text:p>1.9937700223</text:p>
          </table:table-cell>
          <table:table-cell office:value-type="float" office:value="0.00191347153806566" calcext:value-type="float">
            <text:p>0.0019134715</text:p>
          </table:table-cell>
          <table:table-cell office:value-type="float" office:value="0.000159635877056605" calcext:value-type="float">
            <text:p>0.0001596359</text:p>
          </table:table-cell>
          <table:table-cell office:value-type="float" office:value="0.000671443905635202" calcext:value-type="float">
            <text:p>0.0006714439</text:p>
          </table:table-cell>
          <table:table-cell office:value-type="float" office:value="0.00153727900234388" calcext:value-type="float">
            <text:p>0.001537279</text:p>
          </table:table-cell>
          <table:table-cell office:value-type="float" office:value="0.00201062739874909" calcext:value-type="float">
            <text:p>0.0020106274</text:p>
          </table:table-cell>
          <table:table-cell/>
          <table:table-cell table:formula="of:=[.B33]+(2*[.C33])+[.D33]+(2*[.E33])+(2*[.F33])" office:value-type="float" office:value="0.01" calcext:value-type="float">
            <text:p>0.01</text:p>
          </table:table-cell>
          <table:table-cell table:formula="of:=[.A33]+[.D33]+[.E33]+(2*[.F33])" office:value-type="float" office:value="2" calcext:value-type="float">
            <text:p>2</text:p>
          </table:table-cell>
          <table:table-cell table:formula="of:=[.D33]+[.E33]+(2*[.F33])" office:value-type="float" office:value="0.00622997770547726" calcext:value-type="float">
            <text:p>0.0062299777</text:p>
          </table:table-cell>
          <table:table-cell table:formula="of:=([.J33]/[.I33])*100" office:value-type="float" office:value="0.311498885273863" calcext:value-type="float">
            <text:p>0.3114988853</text:p>
          </table:table-cell>
          <table:table-cell/>
          <table:table-cell table:formula="of:=[.J33]/[.H33]" office:value-type="float" office:value="0.622997770547726" calcext:value-type="float">
            <text:p>0.6229977705</text:p>
          </table:table-cell>
          <table:table-cell table:formula="of:=([.B33]+[.D33])/([.C33]+[.E33]+[.F33])" office:value-type="float" office:value="0.697204576448145" calcext:value-type="float">
            <text:p>0.6972045764</text:p>
          </table:table-cell>
          <table:table-cell table:formula="of:=([.B33]+[.D33])/(2*[.C33]+2*[.E33]+2*[.F33])" office:value-type="float" office:value="0.348602288224073" calcext:value-type="float">
            <text:p>0.3486022882</text:p>
          </table:table-cell>
          <table:table-cell table:formula="of:=([.B33]+[.D33])/([.B33]+(2*[.C33])+[.D33]+(2*[.E33])+(2*[.F33]))" office:value-type="float" office:value="0.258491544370086" calcext:value-type="float">
            <text:p>0.2584915444</text:p>
          </table:table-cell>
          <table:table-cell table:formula="of:=[.D33]/([.B33]+[.D33])" office:value-type="float" office:value="0.25975468840632" calcext:value-type="float">
            <text:p>0.2597546884</text:p>
          </table:table-cell>
          <table:table-cell table:formula="of:=([.E33]+(2*[.F33]))/(2*([.C33]+[.E33]+[.F33]))" office:value-type="float" office:value="0.749625140163784" calcext:value-type="float">
            <text:p>0.7496251402</text:p>
          </table:table-cell>
          <table:table-cell table:formula="of:=([.P33]*[.Q33])+((1-[.P33])*[.R33])" office:value-type="float" office:value="0.622997770547726" calcext:value-type="float">
            <text:p>0.6229977705</text:p>
          </table:table-cell>
          <table:table-cell table:formula="of:=[.S33]=[.M3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9928971300775" calcext:value-type="float">
            <text:p>2.9928971301</text:p>
          </table:table-cell>
          <table:table-cell office:value-type="float" office:value="0.00142999322163222" calcext:value-type="float">
            <text:p>0.0014299932</text:p>
          </table:table-cell>
          <table:table-cell office:value-type="float" office:value="0.0000891567947666525" calcext:value-type="float">
            <text:p>8.91567947666525E-05</text:p>
          </table:table-cell>
          <table:table-cell office:value-type="float" office:value="0.00075324877919339" calcext:value-type="float">
            <text:p>0.0007532488</text:p>
          </table:table-cell>
          <table:table-cell office:value-type="float" office:value="0.00128882326633883" calcext:value-type="float">
            <text:p>0.0012888233</text:p>
          </table:table-cell>
          <table:table-cell office:value-type="float" office:value="0.00253039893848171" calcext:value-type="float">
            <text:p>0.0025303989</text:p>
          </table:table-cell>
          <table:table-cell/>
          <table:table-cell table:formula="of:=[.B34]+(2*[.C34])+[.D34]+(2*[.E34])+(2*[.F34])" office:value-type="float" office:value="0.01" calcext:value-type="float">
            <text:p>0.01</text:p>
          </table:table-cell>
          <table:table-cell table:formula="of:=[.A34]+[.D34]+[.E34]+(2*[.F34])" office:value-type="float" office:value="3" calcext:value-type="float">
            <text:p>3</text:p>
          </table:table-cell>
          <table:table-cell table:formula="of:=[.D34]+[.E34]+(2*[.F34])" office:value-type="float" office:value="0.00710286992249564" calcext:value-type="float">
            <text:p>0.0071028699</text:p>
          </table:table-cell>
          <table:table-cell table:formula="of:=([.J34]/[.I34])*100" office:value-type="float" office:value="0.236762330749855" calcext:value-type="float">
            <text:p>0.2367623307</text:p>
          </table:table-cell>
          <table:table-cell/>
          <table:table-cell table:formula="of:=[.J34]/[.H34]" office:value-type="float" office:value="0.710286992249564" calcext:value-type="float">
            <text:p>0.7102869922</text:p>
          </table:table-cell>
          <table:table-cell table:formula="of:=([.B34]+[.D34])/([.C34]+[.E34]+[.F34])" office:value-type="float" office:value="0.558605498866974" calcext:value-type="float">
            <text:p>0.5586054989</text:p>
          </table:table-cell>
          <table:table-cell table:formula="of:=([.B34]+[.D34])/(2*[.C34]+2*[.E34]+2*[.F34])" office:value-type="float" office:value="0.279302749433487" calcext:value-type="float">
            <text:p>0.2793027494</text:p>
          </table:table-cell>
          <table:table-cell table:formula="of:=([.B34]+[.D34])/([.B34]+(2*[.C34])+[.D34]+(2*[.E34])+(2*[.F34]))" office:value-type="float" office:value="0.218324200082561" calcext:value-type="float">
            <text:p>0.2183242001</text:p>
          </table:table-cell>
          <table:table-cell table:formula="of:=[.D34]/([.B34]+[.D34])" office:value-type="float" office:value="0.34501387336289" calcext:value-type="float">
            <text:p>0.3450138734</text:p>
          </table:table-cell>
          <table:table-cell table:formula="of:=([.E34]+(2*[.F34]))/(2*([.C34]+[.E34]+[.F34]))" office:value-type="float" office:value="0.812308778648757" calcext:value-type="float">
            <text:p>0.8123087786</text:p>
          </table:table-cell>
          <table:table-cell table:formula="of:=([.P34]*[.Q34])+((1-[.P34])*[.R34])" office:value-type="float" office:value="0.710286992249564" calcext:value-type="float">
            <text:p>0.7102869922</text:p>
          </table:table-cell>
          <table:table-cell table:formula="of:=[.S34]=[.M3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99198163469309" calcext:value-type="float">
            <text:p>4.9919816347</text:p>
          </table:table-cell>
          <table:table-cell office:value-type="float" office:value="0.000951321597900587" calcext:value-type="float">
            <text:p>0.0009513216</text:p>
          </table:table-cell>
          <table:table-cell office:value-type="float" office:value="0.0000394585573227607" calcext:value-type="float">
            <text:p>3.94585573227607E-05</text:p>
          </table:table-cell>
          <table:table-cell office:value-type="float" office:value="0.000835820470391564" calcext:value-type="float">
            <text:p>0.0008358205</text:p>
          </table:table-cell>
          <table:table-cell office:value-type="float" office:value="0.00095139598054079" calcext:value-type="float">
            <text:p>0.000951396</text:p>
          </table:table-cell>
          <table:table-cell office:value-type="float" office:value="0.00311557442799037" calcext:value-type="float">
            <text:p>0.0031155744</text:p>
          </table:table-cell>
          <table:table-cell/>
          <table:table-cell table:formula="of:=[.B35]+(2*[.C35])+[.D35]+(2*[.E35])+(2*[.F35])" office:value-type="float" office:value="0.01" calcext:value-type="float">
            <text:p>0.01</text:p>
          </table:table-cell>
          <table:table-cell table:formula="of:=[.A35]+[.D35]+[.E35]+(2*[.F35])" office:value-type="float" office:value="5" calcext:value-type="float">
            <text:p>5</text:p>
          </table:table-cell>
          <table:table-cell table:formula="of:=[.D35]+[.E35]+(2*[.F35])" office:value-type="float" office:value="0.0080183653069131" calcext:value-type="float">
            <text:p>0.0080183653</text:p>
          </table:table-cell>
          <table:table-cell table:formula="of:=([.J35]/[.I35])*100" office:value-type="float" office:value="0.160367306138262" calcext:value-type="float">
            <text:p>0.1603673061</text:p>
          </table:table-cell>
          <table:table-cell/>
          <table:table-cell table:formula="of:=[.J35]/[.H35]" office:value-type="float" office:value="0.80183653069131" calcext:value-type="float">
            <text:p>0.8018365307</text:p>
          </table:table-cell>
          <table:table-cell table:formula="of:=([.B35]+[.D35])/([.C35]+[.E35]+[.F35])" office:value-type="float" office:value="0.435205888900727" calcext:value-type="float">
            <text:p>0.4352058889</text:p>
          </table:table-cell>
          <table:table-cell table:formula="of:=([.B35]+[.D35])/(2*[.C35]+2*[.E35]+2*[.F35])" office:value-type="float" office:value="0.217602944450364" calcext:value-type="float">
            <text:p>0.2176029445</text:p>
          </table:table-cell>
          <table:table-cell table:formula="of:=([.B35]+[.D35])/([.B35]+(2*[.C35])+[.D35]+(2*[.E35])+(2*[.F35]))" office:value-type="float" office:value="0.178714206829215" calcext:value-type="float">
            <text:p>0.1787142068</text:p>
          </table:table-cell>
          <table:table-cell table:formula="of:=[.D35]/([.B35]+[.D35])" office:value-type="float" office:value="0.467685521605062" calcext:value-type="float">
            <text:p>0.4676855216</text:p>
          </table:table-cell>
          <table:table-cell table:formula="of:=([.E35]+(2*[.F35]))/(2*([.C35]+[.E35]+[.F35]))" office:value-type="float" office:value="0.874548774159538" calcext:value-type="float">
            <text:p>0.8745487742</text:p>
          </table:table-cell>
          <table:table-cell table:formula="of:=([.P35]*[.Q35])+((1-[.P35])*[.R35])" office:value-type="float" office:value="0.80183653069131" calcext:value-type="float">
            <text:p>0.8018365307</text:p>
          </table:table-cell>
          <table:table-cell table:formula="of:=[.S35]=[.M3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99134483575796" calcext:value-type="float">
            <text:p>7.9913448358</text:p>
          </table:table-cell>
          <table:table-cell office:value-type="float" office:value="0.000633796846323385" calcext:value-type="float">
            <text:p>0.0006337968</text:p>
          </table:table-cell>
          <table:table-cell office:value-type="float" office:value="0.0000175140520873878" calcext:value-type="float">
            <text:p>1.75140520873878E-05</text:p>
          </table:table-cell>
          <table:table-cell office:value-type="float" office:value="0.000891420491242341" calcext:value-type="float">
            <text:p>0.0008914205</text:p>
          </table:table-cell>
          <table:table-cell office:value-type="float" office:value="0.000676010807459406" calcext:value-type="float">
            <text:p>0.0006760108</text:p>
          </table:table-cell>
          <table:table-cell office:value-type="float" office:value="0.00354386647167034" calcext:value-type="float">
            <text:p>0.0035438665</text:p>
          </table:table-cell>
          <table:table-cell/>
          <table:table-cell table:formula="of:=[.B36]+(2*[.C36])+[.D36]+(2*[.E36])+(2*[.F36])" office:value-type="float" office:value="0.01" calcext:value-type="float">
            <text:p>0.01</text:p>
          </table:table-cell>
          <table:table-cell table:formula="of:=[.A36]+[.D36]+[.E36]+(2*[.F36])" office:value-type="float" office:value="8" calcext:value-type="float">
            <text:p>8</text:p>
          </table:table-cell>
          <table:table-cell table:formula="of:=[.D36]+[.E36]+(2*[.F36])" office:value-type="float" office:value="0.00865516424204243" calcext:value-type="float">
            <text:p>0.0086551642</text:p>
          </table:table-cell>
          <table:table-cell table:formula="of:=([.J36]/[.I36])*100" office:value-type="float" office:value="0.10818955302553" calcext:value-type="float">
            <text:p>0.108189553</text:p>
          </table:table-cell>
          <table:table-cell/>
          <table:table-cell table:formula="of:=[.J36]/[.H36]" office:value-type="float" office:value="0.865516424204243" calcext:value-type="float">
            <text:p>0.8655164242</text:p>
          </table:table-cell>
          <table:table-cell table:formula="of:=([.B36]+[.D36])/([.C36]+[.E36]+[.F36])" office:value-type="float" office:value="0.359942525565045" calcext:value-type="float">
            <text:p>0.3599425256</text:p>
          </table:table-cell>
          <table:table-cell table:formula="of:=([.B36]+[.D36])/(2*[.C36]+2*[.E36]+2*[.F36])" office:value-type="float" office:value="0.179971262782523" calcext:value-type="float">
            <text:p>0.1799712628</text:p>
          </table:table-cell>
          <table:table-cell table:formula="of:=([.B36]+[.D36])/([.B36]+(2*[.C36])+[.D36]+(2*[.E36])+(2*[.F36]))" office:value-type="float" office:value="0.152521733756573" calcext:value-type="float">
            <text:p>0.1525217338</text:p>
          </table:table-cell>
          <table:table-cell table:formula="of:=[.D36]/([.B36]+[.D36])" office:value-type="float" office:value="0.584454732638343" calcext:value-type="float">
            <text:p>0.5844547326</text:p>
          </table:table-cell>
          <table:table-cell table:formula="of:=([.E36]+(2*[.F36]))/(2*([.C36]+[.E36]+[.F36]))" office:value-type="float" office:value="0.91609945175515" calcext:value-type="float">
            <text:p>0.9160994518</text:p>
          </table:table-cell>
          <table:table-cell table:formula="of:=([.P36]*[.Q36])+((1-[.P36])*[.R36])" office:value-type="float" office:value="0.865516424204243" calcext:value-type="float">
            <text:p>0.8655164242</text:p>
          </table:table-cell>
          <table:table-cell table:formula="of:=[.S36]=[.M3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.99110762009969" calcext:value-type="float">
            <text:p>9.9911076201</text:p>
          </table:table-cell>
          <table:table-cell office:value-type="float" office:value="0.000518509467252736" calcext:value-type="float">
            <text:p>0.0005185095</text:p>
          </table:table-cell>
          <table:table-cell office:value-type="float" office:value="0.0000117219501486899" calcext:value-type="float">
            <text:p>0.000011722</text:p>
          </table:table-cell>
          <table:table-cell office:value-type="float" office:value="0.000911765164527824" calcext:value-type="float">
            <text:p>0.0009117652</text:p>
          </table:table-cell>
          <table:table-cell office:value-type="float" office:value="0.000565666732138009" calcext:value-type="float">
            <text:p>0.0005656667</text:p>
          </table:table-cell>
          <table:table-cell office:value-type="float" office:value="0.00370747400182302" calcext:value-type="float">
            <text:p>0.003707474</text:p>
          </table:table-cell>
          <table:table-cell/>
          <table:table-cell table:formula="of:=[.B37]+(2*[.C37])+[.D37]+(2*[.E37])+(2*[.F37])" office:value-type="float" office:value="0.01" calcext:value-type="float">
            <text:p>0.01</text:p>
          </table:table-cell>
          <table:table-cell table:formula="of:=[.A37]+[.D37]+[.E37]+(2*[.F37])" office:value-type="float" office:value="10" calcext:value-type="float">
            <text:p>10</text:p>
          </table:table-cell>
          <table:table-cell table:formula="of:=[.D37]+[.E37]+(2*[.F37])" office:value-type="float" office:value="0.00889237990031188" calcext:value-type="float">
            <text:p>0.0088923799</text:p>
          </table:table-cell>
          <table:table-cell table:formula="of:=([.J37]/[.I37])*100" office:value-type="float" office:value="0.0889237990031188" calcext:value-type="float">
            <text:p>0.088923799</text:p>
          </table:table-cell>
          <table:table-cell/>
          <table:table-cell table:formula="of:=[.J37]/[.H37]" office:value-type="float" office:value="0.889237990031188" calcext:value-type="float">
            <text:p>0.88923799</text:p>
          </table:table-cell>
          <table:table-cell table:formula="of:=([.B37]+[.D37])/([.C37]+[.E37]+[.F37])" office:value-type="float" office:value="0.333797075244602" calcext:value-type="float">
            <text:p>0.3337970752</text:p>
          </table:table-cell>
          <table:table-cell table:formula="of:=([.B37]+[.D37])/(2*[.C37]+2*[.E37]+2*[.F37])" office:value-type="float" office:value="0.166898537622301" calcext:value-type="float">
            <text:p>0.1668985376</text:p>
          </table:table-cell>
          <table:table-cell table:formula="of:=([.B37]+[.D37])/([.B37]+(2*[.C37])+[.D37]+(2*[.E37])+(2*[.F37]))" office:value-type="float" office:value="0.143027463178056" calcext:value-type="float">
            <text:p>0.1430274632</text:p>
          </table:table-cell>
          <table:table-cell table:formula="of:=[.D37]/([.B37]+[.D37])" office:value-type="float" office:value="0.637475589840226" calcext:value-type="float">
            <text:p>0.6374755898</text:p>
          </table:table-cell>
          <table:table-cell table:formula="of:=([.E37]+(2*[.F37]))/(2*([.C37]+[.E37]+[.F37]))" office:value-type="float" office:value="0.93125676645134" calcext:value-type="float">
            <text:p>0.9312567665</text:p>
          </table:table-cell>
          <table:table-cell table:formula="of:=([.P37]*[.Q37])+((1-[.P37])*[.R37])" office:value-type="float" office:value="0.889237990031188" calcext:value-type="float">
            <text:p>0.88923799</text:p>
          </table:table-cell>
          <table:table-cell table:formula="of:=[.S37]=[.M37]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0.00852229259231467" calcext:value-type="float">
            <text:p>0.0085222926</text:p>
          </table:table-cell>
          <table:table-cell office:value-type="float" office:value="0.0281251831913382" calcext:value-type="float">
            <text:p>0.0281251832</text:p>
          </table:table-cell>
          <table:table-cell office:value-type="float" office:value="0.0344887305282202" calcext:value-type="float">
            <text:p>0.0344887305</text:p>
          </table:table-cell>
          <table:table-cell office:value-type="float" office:value="0.0000421856231049501" calcext:value-type="float">
            <text:p>4.21856231049501E-05</text:p>
          </table:table-cell>
          <table:table-cell office:value-type="float" office:value="0.00141964834453611" calcext:value-type="float">
            <text:p>0.0014196483</text:p>
          </table:table-cell>
          <table:table-cell table:style-name="ce1" office:value-type="float" office:value="0.0000079367200221377" calcext:value-type="float">
            <text:p>7.94E-06</text:p>
          </table:table-cell>
          <table:table-cell/>
          <table:table-cell table:formula="of:=[.B40]+(2*[.C40])+[.D40]+(2*[.E40])+(2*[.F40])" office:value-type="float" office:value="0.1" calcext:value-type="float">
            <text:p>0.1</text:p>
          </table:table-cell>
          <table:table-cell table:formula="of:=[.A40]+[.D40]+[.E40]+(2*[.F40])" office:value-type="float" office:value="0.01" calcext:value-type="float">
            <text:p>0.01</text:p>
          </table:table-cell>
          <table:table-cell table:formula="of:=[.D40]+[.E40]+(2*[.F40])" office:value-type="float" office:value="0.00147770740768533" calcext:value-type="float">
            <text:p>0.0014777074</text:p>
          </table:table-cell>
          <table:table-cell table:formula="of:=([.J40]/[.I40])*100" office:value-type="float" office:value="14.7770740768534" calcext:value-type="float">
            <text:p>14.7770740769</text:p>
          </table:table-cell>
          <table:table-cell/>
          <table:table-cell table:formula="of:=[.J40]/[.H40]" office:value-type="float" office:value="0.0147770740768533" calcext:value-type="float">
            <text:p>0.0147770741</text:p>
          </table:table-cell>
          <table:table-cell table:formula="of:=([.B40]+[.D40])/([.C40]+[.E40]+[.F40])" office:value-type="float" office:value="0.784249952968636" calcext:value-type="float">
            <text:p>0.784249953</text:p>
          </table:table-cell>
          <table:table-cell table:formula="of:=([.B40]+[.D40])/(2*[.C40]+2*[.E40]+2*[.F40])" office:value-type="float" office:value="0.392124976484318" calcext:value-type="float">
            <text:p>0.3921249765</text:p>
          </table:table-cell>
          <table:table-cell table:formula="of:=([.B40]+[.D40])/([.B40]+(2*[.C40])+[.D40]+(2*[.E40])+(2*[.F40]))" office:value-type="float" office:value="0.281673688144432" calcext:value-type="float">
            <text:p>0.2816736881</text:p>
          </table:table-cell>
          <table:table-cell table:formula="of:=[.D40]/([.B40]+[.D40])" office:value-type="float" office:value="0.00149767709518252" calcext:value-type="float">
            <text:p>0.0014976771</text:p>
          </table:table-cell>
          <table:table-cell table:formula="of:=([.E40]+(2*[.F40]))/(2*([.C40]+[.E40]+[.F40]))" office:value-type="float" office:value="0.0199842573060169" calcext:value-type="float">
            <text:p>0.0199842573</text:p>
          </table:table-cell>
          <table:table-cell table:formula="of:=([.P40]*[.Q40])+((1-[.P40])*[.R40])" office:value-type="float" office:value="0.0147770740768533" calcext:value-type="float">
            <text:p>0.0147770741</text:p>
          </table:table-cell>
          <table:table-cell table:formula="of:=[.S40]=[.M4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171007344309364" calcext:value-type="float">
            <text:p>0.0171007344</text:p>
          </table:table-cell>
          <table:table-cell office:value-type="float" office:value="0.027655175676646" calcext:value-type="float">
            <text:p>0.0276551757</text:p>
          </table:table-cell>
          <table:table-cell office:value-type="float" office:value="0.0333456611383882" calcext:value-type="float">
            <text:p>0.0333456611</text:p>
          </table:table-cell>
          <table:table-cell office:value-type="float" office:value="0.00008323459142015" calcext:value-type="float">
            <text:p>8.323459142015E-05</text:p>
          </table:table-cell>
          <table:table-cell office:value-type="float" office:value="0.0027542364775141" calcext:value-type="float">
            <text:p>0.0027542365</text:p>
          </table:table-cell>
          <table:table-cell table:style-name="ce1" office:value-type="float" office:value="0.0000308972500646501" calcext:value-type="float">
            <text:p>3.09E-05</text:p>
          </table:table-cell>
          <table:table-cell/>
          <table:table-cell table:formula="of:=[.B41]+(2*[.C41])+[.D41]+(2*[.E41])+(2*[.F41])" office:value-type="float" office:value="0.1" calcext:value-type="float">
            <text:p>0.1</text:p>
          </table:table-cell>
          <table:table-cell table:formula="of:=[.A41]+[.D41]+[.E41]+(2*[.F41])" office:value-type="float" office:value="0.02" calcext:value-type="float">
            <text:p>0.02</text:p>
          </table:table-cell>
          <table:table-cell table:formula="of:=[.D41]+[.E41]+(2*[.F41])" office:value-type="float" office:value="0.00289926556906355" calcext:value-type="float">
            <text:p>0.0028992656</text:p>
          </table:table-cell>
          <table:table-cell table:formula="of:=([.J41]/[.I41])*100" office:value-type="float" office:value="14.4963278453178" calcext:value-type="float">
            <text:p>14.4963278453</text:p>
          </table:table-cell>
          <table:table-cell/>
          <table:table-cell table:formula="of:=[.J41]/[.H41]" office:value-type="float" office:value="0.0289926556906355" calcext:value-type="float">
            <text:p>0.0289926557</text:p>
          </table:table-cell>
          <table:table-cell table:formula="of:=([.B41]+[.D41])/([.C41]+[.E41]+[.F41])" office:value-type="float" office:value="0.767722115468709" calcext:value-type="float">
            <text:p>0.7677221155</text:p>
          </table:table-cell>
          <table:table-cell table:formula="of:=([.B41]+[.D41])/(2*[.C41]+2*[.E41]+2*[.F41])" office:value-type="float" office:value="0.383861057734355" calcext:value-type="float">
            <text:p>0.3838610577</text:p>
          </table:table-cell>
          <table:table-cell table:formula="of:=([.B41]+[.D41])/([.B41]+(2*[.C41])+[.D41]+(2*[.E41])+(2*[.F41]))" office:value-type="float" office:value="0.277384102680661" calcext:value-type="float">
            <text:p>0.2773841027</text:p>
          </table:table-cell>
          <table:table-cell table:formula="of:=[.D41]/([.B41]+[.D41])" office:value-type="float" office:value="0.00300069797136045" calcext:value-type="float">
            <text:p>0.003000698</text:p>
          </table:table-cell>
          <table:table-cell table:formula="of:=([.E41]+(2*[.F41]))/(2*([.C41]+[.E41]+[.F41]))" office:value-type="float" office:value="0.0389699560733431" calcext:value-type="float">
            <text:p>0.0389699561</text:p>
          </table:table-cell>
          <table:table-cell table:formula="of:=([.P41]*[.Q41])+((1-[.P41])*[.R41])" office:value-type="float" office:value="0.0289926556906355" calcext:value-type="float">
            <text:p>0.0289926557</text:p>
          </table:table-cell>
          <table:table-cell table:formula="of:=[.S41]=[.M4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257319432186668" calcext:value-type="float">
            <text:p>0.0257319432</text:p>
          </table:table-cell>
          <table:table-cell office:value-type="float" office:value="0.0272014608971173" calcext:value-type="float">
            <text:p>0.0272014609</text:p>
          </table:table-cell>
          <table:table-cell office:value-type="float" office:value="0.0322604891072707" calcext:value-type="float">
            <text:p>0.0322604891</text:p>
          </table:table-cell>
          <table:table-cell office:value-type="float" office:value="0.000123190574719416" calcext:value-type="float">
            <text:p>0.0001231906</text:p>
          </table:table-cell>
          <table:table-cell office:value-type="float" office:value="0.00400950410700805" calcext:value-type="float">
            <text:p>0.0040095041</text:p>
          </table:table-cell>
          <table:table-cell table:style-name="ce1" office:value-type="float" office:value="0.0000676810498028519" calcext:value-type="float">
            <text:p>6.77E-05</text:p>
          </table:table-cell>
          <table:table-cell/>
          <table:table-cell table:formula="of:=[.B42]+(2*[.C42])+[.D42]+(2*[.E42])+(2*[.F42])" office:value-type="float" office:value="0.1" calcext:value-type="float">
            <text:p>0.1</text:p>
          </table:table-cell>
          <table:table-cell table:formula="of:=[.A42]+[.D42]+[.E42]+(2*[.F42])" office:value-type="float" office:value="0.03" calcext:value-type="float">
            <text:p>0.03</text:p>
          </table:table-cell>
          <table:table-cell table:formula="of:=[.D42]+[.E42]+(2*[.F42])" office:value-type="float" office:value="0.00426805678133317" calcext:value-type="float">
            <text:p>0.0042680568</text:p>
          </table:table-cell>
          <table:table-cell table:formula="of:=([.J42]/[.I42])*100" office:value-type="float" office:value="14.2268559377772" calcext:value-type="float">
            <text:p>14.2268559378</text:p>
          </table:table-cell>
          <table:table-cell/>
          <table:table-cell table:formula="of:=[.J42]/[.H42]" office:value-type="float" office:value="0.0426805678133317" calcext:value-type="float">
            <text:p>0.0426805678</text:p>
          </table:table-cell>
          <table:table-cell table:formula="of:=([.B42]+[.D42])/([.C42]+[.E42]+[.F42])" office:value-type="float" office:value="0.751964786553389" calcext:value-type="float">
            <text:p>0.7519647866</text:p>
          </table:table-cell>
          <table:table-cell table:formula="of:=([.B42]+[.D42])/(2*[.C42]+2*[.E42]+2*[.F42])" office:value-type="float" office:value="0.375982393276695" calcext:value-type="float">
            <text:p>0.3759823933</text:p>
          </table:table-cell>
          <table:table-cell table:formula="of:=([.B42]+[.D42])/([.B42]+(2*[.C42])+[.D42]+(2*[.E42])+(2*[.F42]))" office:value-type="float" office:value="0.273246514718367" calcext:value-type="float">
            <text:p>0.2732465147</text:p>
          </table:table-cell>
          <table:table-cell table:formula="of:=[.D42]/([.B42]+[.D42])" office:value-type="float" office:value="0.00450840424612139" calcext:value-type="float">
            <text:p>0.0045084042</text:p>
          </table:table-cell>
          <table:table-cell table:formula="of:=([.E42]+(2*[.F42]))/(2*([.C42]+[.E42]+[.F42]))" office:value-type="float" office:value="0.0570326292278809" calcext:value-type="float">
            <text:p>0.0570326292</text:p>
          </table:table-cell>
          <table:table-cell table:formula="of:=([.P42]*[.Q42])+((1-[.P42])*[.R42])" office:value-type="float" office:value="0.0426805678133317" calcext:value-type="float">
            <text:p>0.0426805678</text:p>
          </table:table-cell>
          <table:table-cell table:formula="of:=[.S42]=[.M4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431403690476264" calcext:value-type="float">
            <text:p>0.043140369</text:p>
          </table:table-cell>
          <table:table-cell office:value-type="float" office:value="0.0263397312216521" calcext:value-type="float">
            <text:p>0.0263397312</text:p>
          </table:table-cell>
          <table:table-cell office:value-type="float" office:value="0.0302488708201389" calcext:value-type="float">
            <text:p>0.0302488708</text:p>
          </table:table-cell>
          <table:table-cell office:value-type="float" office:value="0.000199989807691055" calcext:value-type="float">
            <text:p>0.0001999898</text:p>
          </table:table-cell>
          <table:table-cell office:value-type="float" office:value="0.00630289618569654" calcext:value-type="float">
            <text:p>0.0063028962</text:p>
          </table:table-cell>
          <table:table-cell office:value-type="float" office:value="0.000178372479493005" calcext:value-type="float">
            <text:p>0.0001783725</text:p>
          </table:table-cell>
          <table:table-cell/>
          <table:table-cell table:formula="of:=[.B43]+(2*[.C43])+[.D43]+(2*[.E43])+(2*[.F43])" office:value-type="float" office:value="0.1" calcext:value-type="float">
            <text:p>0.1</text:p>
          </table:table-cell>
          <table:table-cell table:formula="of:=[.A43]+[.D43]+[.E43]+(2*[.F43])" office:value-type="float" office:value="0.05" calcext:value-type="float">
            <text:p>0.05</text:p>
          </table:table-cell>
          <table:table-cell table:formula="of:=[.D43]+[.E43]+(2*[.F43])" office:value-type="float" office:value="0.0068596309523736" calcext:value-type="float">
            <text:p>0.006859631</text:p>
          </table:table-cell>
          <table:table-cell table:formula="of:=([.J43]/[.I43])*100" office:value-type="float" office:value="13.7192619047472" calcext:value-type="float">
            <text:p>13.7192619047</text:p>
          </table:table-cell>
          <table:table-cell/>
          <table:table-cell table:formula="of:=[.J43]/[.H43]" office:value-type="float" office:value="0.068596309523736" calcext:value-type="float">
            <text:p>0.0685963095</text:p>
          </table:table-cell>
          <table:table-cell table:formula="of:=([.B43]+[.D43])/([.C43]+[.E43]+[.F43])" office:value-type="float" office:value="0.722559767025775" calcext:value-type="float">
            <text:p>0.722559767</text:p>
          </table:table-cell>
          <table:table-cell table:formula="of:=([.B43]+[.D43])/(2*[.C43]+2*[.E43]+2*[.F43])" office:value-type="float" office:value="0.361279883512888" calcext:value-type="float">
            <text:p>0.3612798835</text:p>
          </table:table-cell>
          <table:table-cell table:formula="of:=([.B43]+[.D43])/([.B43]+(2*[.C43])+[.D43]+(2*[.E43])+(2*[.F43]))" office:value-type="float" office:value="0.265397210293431" calcext:value-type="float">
            <text:p>0.2653972103</text:p>
          </table:table-cell>
          <table:table-cell table:formula="of:=[.D43]/([.B43]+[.D43])" office:value-type="float" office:value="0.00753549019863246" calcext:value-type="float">
            <text:p>0.0075354902</text:p>
          </table:table-cell>
          <table:table-cell table:formula="of:=([.E43]+(2*[.F43]))/(2*([.C43]+[.E43]+[.F43]))" office:value-type="float" office:value="0.0906563552167109" calcext:value-type="float">
            <text:p>0.0906563552</text:p>
          </table:table-cell>
          <table:table-cell table:formula="of:=([.P43]*[.Q43])+((1-[.P43])*[.R43])" office:value-type="float" office:value="0.068596309523736" calcext:value-type="float">
            <text:p>0.0685963095</text:p>
          </table:table-cell>
          <table:table-cell table:formula="of:=[.S43]=[.M4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695776331996359" calcext:value-type="float">
            <text:p>0.0695776332</text:p>
          </table:table-cell>
          <table:table-cell office:value-type="float" office:value="0.0251506231641773" calcext:value-type="float">
            <text:p>0.0251506232</text:p>
          </table:table-cell>
          <table:table-cell office:value-type="float" office:value="0.0275793476658254" calcext:value-type="float">
            <text:p>0.0275793477</text:p>
          </table:table-cell>
          <table:table-cell office:value-type="float" office:value="0.000307986066653654" calcext:value-type="float">
            <text:p>0.0003079861</text:p>
          </table:table-cell>
          <table:table-cell office:value-type="float" office:value="0.0092683147038079" calcext:value-type="float">
            <text:p>0.0092683147</text:p>
          </table:table-cell>
          <table:table-cell office:value-type="float" office:value="0.000423033014951262" calcext:value-type="float">
            <text:p>0.000423033</text:p>
          </table:table-cell>
          <table:table-cell/>
          <table:table-cell table:formula="of:=[.B44]+(2*[.C44])+[.D44]+(2*[.E44])+(2*[.F44])" office:value-type="float" office:value="0.1" calcext:value-type="float">
            <text:p>0.1</text:p>
          </table:table-cell>
          <table:table-cell table:formula="of:=[.A44]+[.D44]+[.E44]+(2*[.F44])" office:value-type="float" office:value="0.08" calcext:value-type="float">
            <text:p>0.08</text:p>
          </table:table-cell>
          <table:table-cell table:formula="of:=[.D44]+[.E44]+(2*[.F44])" office:value-type="float" office:value="0.0104223668003641" calcext:value-type="float">
            <text:p>0.0104223668</text:p>
          </table:table-cell>
          <table:table-cell table:formula="of:=([.J44]/[.I44])*100" office:value-type="float" office:value="13.0279585004551" calcext:value-type="float">
            <text:p>13.0279585005</text:p>
          </table:table-cell>
          <table:table-cell/>
          <table:table-cell table:formula="of:=[.J44]/[.H44]" office:value-type="float" office:value="0.104223668003641" calcext:value-type="float">
            <text:p>0.104223668</text:p>
          </table:table-cell>
          <table:table-cell table:formula="of:=([.B44]+[.D44])/([.C44]+[.E44]+[.F44])" office:value-type="float" office:value="0.683073094508478" calcext:value-type="float">
            <text:p>0.6830730945</text:p>
          </table:table-cell>
          <table:table-cell table:formula="of:=([.B44]+[.D44])/(2*[.C44]+2*[.E44]+2*[.F44])" office:value-type="float" office:value="0.341536547254239" calcext:value-type="float">
            <text:p>0.3415365473</text:p>
          </table:table-cell>
          <table:table-cell table:formula="of:=([.B44]+[.D44])/([.B44]+(2*[.C44])+[.D44]+(2*[.E44])+(2*[.F44]))" office:value-type="float" office:value="0.25458609230831" calcext:value-type="float">
            <text:p>0.2545860923</text:p>
          </table:table-cell>
          <table:table-cell table:formula="of:=[.D44]/([.B44]+[.D44])" office:value-type="float" office:value="0.0120975212691774" calcext:value-type="float">
            <text:p>0.0120975213</text:p>
          </table:table-cell>
          <table:table-cell table:formula="of:=([.E44]+(2*[.F44]))/(2*([.C44]+[.E44]+[.F44]))" office:value-type="float" office:value="0.135688114071167" calcext:value-type="float">
            <text:p>0.1356881141</text:p>
          </table:table-cell>
          <table:table-cell table:formula="of:=([.P44]*[.Q44])+((1-[.P44])*[.R44])" office:value-type="float" office:value="0.104223668003641" calcext:value-type="float">
            <text:p>0.104223668</text:p>
          </table:table-cell>
          <table:table-cell table:formula="of:=[.S44]=[.M4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873918426479878" calcext:value-type="float">
            <text:p>0.0873918426</text:p>
          </table:table-cell>
          <table:table-cell office:value-type="float" office:value="0.0244194361867337" calcext:value-type="float">
            <text:p>0.0244194362</text:p>
          </table:table-cell>
          <table:table-cell office:value-type="float" office:value="0.025999066456359" calcext:value-type="float">
            <text:p>0.0259990665</text:p>
          </table:table-cell>
          <table:table-cell office:value-type="float" office:value="0.000375594476361915" calcext:value-type="float">
            <text:p>0.0003755945</text:p>
          </table:table-cell>
          <table:table-cell office:value-type="float" office:value="0.0109742735485362" calcext:value-type="float">
            <text:p>0.0109742735</text:p>
          </table:table-cell>
          <table:table-cell office:value-type="float" office:value="0.000629144663557051" calcext:value-type="float">
            <text:p>0.0006291447</text:p>
          </table:table-cell>
          <table:table-cell/>
          <table:table-cell table:formula="of:=[.B45]+(2*[.C45])+[.D45]+(2*[.E45])+(2*[.F45])" office:value-type="float" office:value="0.1" calcext:value-type="float">
            <text:p>0.1</text:p>
          </table:table-cell>
          <table:table-cell table:formula="of:=[.A45]+[.D45]+[.E45]+(2*[.F45])" office:value-type="float" office:value="0.1" calcext:value-type="float">
            <text:p>0.1</text:p>
          </table:table-cell>
          <table:table-cell table:formula="of:=[.D45]+[.E45]+(2*[.F45])" office:value-type="float" office:value="0.0126081573520122" calcext:value-type="float">
            <text:p>0.0126081574</text:p>
          </table:table-cell>
          <table:table-cell table:formula="of:=([.J45]/[.I45])*100" office:value-type="float" office:value="12.6081573520122" calcext:value-type="float">
            <text:p>12.608157352</text:p>
          </table:table-cell>
          <table:table-cell/>
          <table:table-cell table:formula="of:=[.J45]/[.H45]" office:value-type="float" office:value="0.126081573520122" calcext:value-type="float">
            <text:p>0.1260815735</text:p>
          </table:table-cell>
          <table:table-cell table:formula="of:=([.B45]+[.D45])/([.C45]+[.E45]+[.F45])" office:value-type="float" office:value="0.659398730741273" calcext:value-type="float">
            <text:p>0.6593987307</text:p>
          </table:table-cell>
          <table:table-cell table:formula="of:=([.B45]+[.D45])/(2*[.C45]+2*[.E45]+2*[.F45])" office:value-type="float" office:value="0.329699365370637" calcext:value-type="float">
            <text:p>0.3296993654</text:p>
          </table:table-cell>
          <table:table-cell table:formula="of:=([.B45]+[.D45])/([.B45]+(2*[.C45])+[.D45]+(2*[.E45])+(2*[.F45]))" office:value-type="float" office:value="0.247950306630956" calcext:value-type="float">
            <text:p>0.2479503066</text:p>
          </table:table-cell>
          <table:table-cell table:formula="of:=[.D45]/([.B45]+[.D45])" office:value-type="float" office:value="0.0151479738607842" calcext:value-type="float">
            <text:p>0.0151479739</text:p>
          </table:table-cell>
          <table:table-cell table:formula="of:=([.E45]+(2*[.F45]))/(2*([.C45]+[.E45]+[.F45]))" office:value-type="float" office:value="0.162656310926086" calcext:value-type="float">
            <text:p>0.1626563109</text:p>
          </table:table-cell>
          <table:table-cell table:formula="of:=([.P45]*[.Q45])+((1-[.P45])*[.R45])" office:value-type="float" office:value="0.126081573520122" calcext:value-type="float">
            <text:p>0.1260815735</text:p>
          </table:table-cell>
          <table:table-cell table:formula="of:=[.S45]=[.M4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78218602693431" calcext:value-type="float">
            <text:p>0.1782186027</text:p>
          </table:table-cell>
          <table:table-cell office:value-type="float" office:value="0.02135214085166" calcext:value-type="float">
            <text:p>0.0213521409</text:p>
          </table:table-cell>
          <table:table-cell office:value-type="float" office:value="0.0198778468661821" calcext:value-type="float">
            <text:p>0.0198778469</text:p>
          </table:table-cell>
          <table:table-cell office:value-type="float" office:value="0.000669741372448929" calcext:value-type="float">
            <text:p>0.0006697414</text:p>
          </table:table-cell>
          <table:table-cell office:value-type="float" office:value="0.0171107681094072" calcext:value-type="float">
            <text:p>0.0171107681</text:p>
          </table:table-cell>
          <table:table-cell office:value-type="float" office:value="0.00200044391235624" calcext:value-type="float">
            <text:p>0.0020004439</text:p>
          </table:table-cell>
          <table:table-cell/>
          <table:table-cell table:formula="of:=[.B46]+(2*[.C46])+[.D46]+(2*[.E46])+(2*[.F46])" office:value-type="float" office:value="0.1" calcext:value-type="float">
            <text:p>0.1</text:p>
          </table:table-cell>
          <table:table-cell table:formula="of:=[.A46]+[.D46]+[.E46]+(2*[.F46])" office:value-type="float" office:value="0.2" calcext:value-type="float">
            <text:p>0.2</text:p>
          </table:table-cell>
          <table:table-cell table:formula="of:=[.D46]+[.E46]+(2*[.F46])" office:value-type="float" office:value="0.0217813973065686" calcext:value-type="float">
            <text:p>0.0217813973</text:p>
          </table:table-cell>
          <table:table-cell table:formula="of:=([.J46]/[.I46])*100" office:value-type="float" office:value="10.8906986532843" calcext:value-type="float">
            <text:p>10.8906986533</text:p>
          </table:table-cell>
          <table:table-cell/>
          <table:table-cell table:formula="of:=[.J46]/[.H46]" office:value-type="float" office:value="0.217813973065686" calcext:value-type="float">
            <text:p>0.2178139731</text:p>
          </table:table-cell>
          <table:table-cell table:formula="of:=([.B46]+[.D46])/([.C46]+[.E46]+[.F46])" office:value-type="float" office:value="0.564822102718607" calcext:value-type="float">
            <text:p>0.5648221027</text:p>
          </table:table-cell>
          <table:table-cell table:formula="of:=([.B46]+[.D46])/(2*[.C46]+2*[.E46]+2*[.F46])" office:value-type="float" office:value="0.282411051359303" calcext:value-type="float">
            <text:p>0.2824110514</text:p>
          </table:table-cell>
          <table:table-cell table:formula="of:=([.B46]+[.D46])/([.B46]+(2*[.C46])+[.D46]+(2*[.E46])+(2*[.F46]))" office:value-type="float" office:value="0.22021882224109" calcext:value-type="float">
            <text:p>0.2202188222</text:p>
          </table:table-cell>
          <table:table-cell table:formula="of:=[.D46]/([.B46]+[.D46])" office:value-type="float" office:value="0.0304125399288401" calcext:value-type="float">
            <text:p>0.0304125399</text:p>
          </table:table-cell>
          <table:table-cell table:formula="of:=([.E46]+(2*[.F46]))/(2*([.C46]+[.E46]+[.F46]))" office:value-type="float" office:value="0.270738208824103" calcext:value-type="float">
            <text:p>0.2707382088</text:p>
          </table:table-cell>
          <table:table-cell table:formula="of:=([.P46]*[.Q46])+((1-[.P46])*[.R46])" office:value-type="float" office:value="0.217813973065686" calcext:value-type="float">
            <text:p>0.2178139731</text:p>
          </table:table-cell>
          <table:table-cell table:formula="of:=[.S46]=[.M4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7113087976683" calcext:value-type="float">
            <text:p>0.2711308798</text:p>
          </table:table-cell>
          <table:table-cell office:value-type="float" office:value="0.0190061218917736" calcext:value-type="float">
            <text:p>0.0190061219</text:p>
          </table:table-cell>
          <table:table-cell office:value-type="float" office:value="0.0157497443843121" calcext:value-type="float">
            <text:p>0.0157497444</text:p>
          </table:table-cell>
          <table:table-cell office:value-type="float" office:value="0.000906953792707105" calcext:value-type="float">
            <text:p>0.0009069538</text:p>
          </table:table-cell>
          <table:table-cell office:value-type="float" office:value="0.0206252691064325" calcext:value-type="float">
            <text:p>0.0206252691</text:p>
          </table:table-cell>
          <table:table-cell office:value-type="float" office:value="0.00366844866701507" calcext:value-type="float">
            <text:p>0.0036684487</text:p>
          </table:table-cell>
          <table:table-cell/>
          <table:table-cell table:formula="of:=[.B47]+(2*[.C47])+[.D47]+(2*[.E47])+(2*[.F47])" office:value-type="float" office:value="0.1" calcext:value-type="float">
            <text:p>0.1</text:p>
          </table:table-cell>
          <table:table-cell table:formula="of:=[.A47]+[.D47]+[.E47]+(2*[.F47])" office:value-type="float" office:value="0.3" calcext:value-type="float">
            <text:p>0.3</text:p>
          </table:table-cell>
          <table:table-cell table:formula="of:=[.D47]+[.E47]+(2*[.F47])" office:value-type="float" office:value="0.0288691202331698" calcext:value-type="float">
            <text:p>0.0288691202</text:p>
          </table:table-cell>
          <table:table-cell table:formula="of:=([.J47]/[.I47])*100" office:value-type="float" office:value="9.62304007772325" calcext:value-type="float">
            <text:p>9.6230400777</text:p>
          </table:table-cell>
          <table:table-cell/>
          <table:table-cell table:formula="of:=[.J47]/[.H47]" office:value-type="float" office:value="0.288691202331698" calcext:value-type="float">
            <text:p>0.2886912023</text:p>
          </table:table-cell>
          <table:table-cell table:formula="of:=([.B47]+[.D47])/([.C47]+[.E47]+[.F47])" office:value-type="float" office:value="0.497286563435223" calcext:value-type="float">
            <text:p>0.4972865634</text:p>
          </table:table-cell>
          <table:table-cell table:formula="of:=([.B47]+[.D47])/(2*[.C47]+2*[.E47]+2*[.F47])" office:value-type="float" office:value="0.248643281717612" calcext:value-type="float">
            <text:p>0.2486432817</text:p>
          </table:table-cell>
          <table:table-cell table:formula="of:=([.B47]+[.D47])/([.B47]+(2*[.C47])+[.D47]+(2*[.E47])+(2*[.F47]))" office:value-type="float" office:value="0.199130756844807" calcext:value-type="float">
            <text:p>0.1991307568</text:p>
          </table:table-cell>
          <table:table-cell table:formula="of:=[.D47]/([.B47]+[.D47])" office:value-type="float" office:value="0.0455456408180049" calcext:value-type="float">
            <text:p>0.0455456408</text:p>
          </table:table-cell>
          <table:table-cell table:formula="of:=([.E47]+(2*[.F47]))/(2*([.C47]+[.E47]+[.F47]))" office:value-type="float" office:value="0.349147712681533" calcext:value-type="float">
            <text:p>0.3491477127</text:p>
          </table:table-cell>
          <table:table-cell table:formula="of:=([.P47]*[.Q47])+((1-[.P47])*[.R47])" office:value-type="float" office:value="0.288691202331698" calcext:value-type="float">
            <text:p>0.2886912023</text:p>
          </table:table-cell>
          <table:table-cell table:formula="of:=[.S47]=[.M4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60676357755636" calcext:value-type="float">
            <text:p>0.4606763578</text:p>
          </table:table-cell>
          <table:table-cell office:value-type="float" office:value="0.0156364668988962" calcext:value-type="float">
            <text:p>0.0156364669</text:p>
          </table:table-cell>
          <table:table-cell office:value-type="float" office:value="0.0106601606327001" calcext:value-type="float">
            <text:p>0.0106601606</text:p>
          </table:table-cell>
          <table:table-cell office:value-type="float" office:value="0.00126778970897042" calcext:value-type="float">
            <text:p>0.0012677897</text:p>
          </table:table-cell>
          <table:table-cell office:value-type="float" office:value="0.02371956959134" calcext:value-type="float">
            <text:p>0.0237195696</text:p>
          </table:table-cell>
          <table:table-cell office:value-type="float" office:value="0.00716814147202661" calcext:value-type="float">
            <text:p>0.0071681415</text:p>
          </table:table-cell>
          <table:table-cell/>
          <table:table-cell table:formula="of:=[.B48]+(2*[.C48])+[.D48]+(2*[.E48])+(2*[.F48])" office:value-type="float" office:value="0.1" calcext:value-type="float">
            <text:p>0.1</text:p>
          </table:table-cell>
          <table:table-cell table:formula="of:=[.A48]+[.D48]+[.E48]+(2*[.F48])" office:value-type="float" office:value="0.5" calcext:value-type="float">
            <text:p>0.5</text:p>
          </table:table-cell>
          <table:table-cell table:formula="of:=[.D48]+[.E48]+(2*[.F48])" office:value-type="float" office:value="0.0393236422443636" calcext:value-type="float">
            <text:p>0.0393236422</text:p>
          </table:table-cell>
          <table:table-cell table:formula="of:=([.J48]/[.I48])*100" office:value-type="float" office:value="7.86472844887272" calcext:value-type="float">
            <text:p>7.8647284489</text:p>
          </table:table-cell>
          <table:table-cell/>
          <table:table-cell table:formula="of:=[.J48]/[.H48]" office:value-type="float" office:value="0.393236422443636" calcext:value-type="float">
            <text:p>0.3932364224</text:p>
          </table:table-cell>
          <table:table-cell table:formula="of:=([.B48]+[.D48])/([.C48]+[.E48]+[.F48])" office:value-type="float" office:value="0.406862154854179" calcext:value-type="float">
            <text:p>0.4068621549</text:p>
          </table:table-cell>
          <table:table-cell table:formula="of:=([.B48]+[.D48])/(2*[.C48]+2*[.E48]+2*[.F48])" office:value-type="float" office:value="0.20343107742709" calcext:value-type="float">
            <text:p>0.2034310774</text:p>
          </table:table-cell>
          <table:table-cell table:formula="of:=([.B48]+[.D48])/([.B48]+(2*[.C48])+[.D48]+(2*[.E48])+(2*[.F48]))" office:value-type="float" office:value="0.169042566078667" calcext:value-type="float">
            <text:p>0.1690425661</text:p>
          </table:table-cell>
          <table:table-cell table:formula="of:=[.D48]/([.B48]+[.D48])" office:value-type="float" office:value="0.0749982527111207" calcext:value-type="float">
            <text:p>0.0749982527</text:p>
          </table:table-cell>
          <table:table-cell table:formula="of:=([.E48]+(2*[.F48]))/(2*([.C48]+[.E48]+[.F48]))" office:value-type="float" office:value="0.457975956190747" calcext:value-type="float">
            <text:p>0.4579759562</text:p>
          </table:table-cell>
          <table:table-cell table:formula="of:=([.P48]*[.Q48])+((1-[.P48])*[.R48])" office:value-type="float" office:value="0.393236422443636" calcext:value-type="float">
            <text:p>0.3932364224</text:p>
          </table:table-cell>
          <table:table-cell table:formula="of:=[.S48]=[.M4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50131018679116" calcext:value-type="float">
            <text:p>0.7501310187</text:p>
          </table:table-cell>
          <table:table-cell office:value-type="float" office:value="0.0124047866735655" calcext:value-type="float">
            <text:p>0.0124047867</text:p>
          </table:table-cell>
          <table:table-cell office:value-type="float" office:value="0.00670911273336668" calcext:value-type="float">
            <text:p>0.0067091127</text:p>
          </table:table-cell>
          <table:table-cell office:value-type="float" office:value="0.00163771788645323" calcext:value-type="float">
            <text:p>0.0016377179</text:p>
          </table:table-cell>
          <table:table-cell office:value-type="float" office:value="0.0243080065388176" calcext:value-type="float">
            <text:p>0.0243080065</text:p>
          </table:table-cell>
          <table:table-cell office:value-type="float" office:value="0.0119616284478064" calcext:value-type="float">
            <text:p>0.0119616284</text:p>
          </table:table-cell>
          <table:table-cell/>
          <table:table-cell table:formula="of:=[.B49]+(2*[.C49])+[.D49]+(2*[.E49])+(2*[.F49])" office:value-type="float" office:value="0.1" calcext:value-type="float">
            <text:p>0.1</text:p>
          </table:table-cell>
          <table:table-cell table:formula="of:=[.A49]+[.D49]+[.E49]+(2*[.F49])" office:value-type="float" office:value="0.8" calcext:value-type="float">
            <text:p>0.8</text:p>
          </table:table-cell>
          <table:table-cell table:formula="of:=[.D49]+[.E49]+(2*[.F49])" office:value-type="float" office:value="0.0498689813208836" calcext:value-type="float">
            <text:p>0.0498689813</text:p>
          </table:table-cell>
          <table:table-cell table:formula="of:=([.J49]/[.I49])*100" office:value-type="float" office:value="6.23362266511045" calcext:value-type="float">
            <text:p>6.2336226651</text:p>
          </table:table-cell>
          <table:table-cell/>
          <table:table-cell table:formula="of:=[.J49]/[.H49]" office:value-type="float" office:value="0.498689813208836" calcext:value-type="float">
            <text:p>0.4986898132</text:p>
          </table:table-cell>
          <table:table-cell table:formula="of:=([.B49]+[.D49])/([.C49]+[.E49]+[.F49])" office:value-type="float" office:value="0.326731356890771" calcext:value-type="float">
            <text:p>0.3267313569</text:p>
          </table:table-cell>
          <table:table-cell table:formula="of:=([.B49]+[.D49])/(2*[.C49]+2*[.E49]+2*[.F49])" office:value-type="float" office:value="0.163365678445385" calcext:value-type="float">
            <text:p>0.1633656784</text:p>
          </table:table-cell>
          <table:table-cell table:formula="of:=([.B49]+[.D49])/([.B49]+(2*[.C49])+[.D49]+(2*[.E49])+(2*[.F49]))" office:value-type="float" office:value="0.140425045600187" calcext:value-type="float">
            <text:p>0.1404250456</text:p>
          </table:table-cell>
          <table:table-cell table:formula="of:=[.D49]/([.B49]+[.D49])" office:value-type="float" office:value="0.116625768533918" calcext:value-type="float">
            <text:p>0.1166257685</text:p>
          </table:table-cell>
          <table:table-cell table:formula="of:=([.E49]+(2*[.F49]))/(2*([.C49]+[.E49]+[.F49]))" office:value-type="float" office:value="0.561105965076742" calcext:value-type="float">
            <text:p>0.5611059651</text:p>
          </table:table-cell>
          <table:table-cell table:formula="of:=([.P49]*[.Q49])+((1-[.P49])*[.R49])" office:value-type="float" office:value="0.498689813208836" calcext:value-type="float">
            <text:p>0.4986898132</text:p>
          </table:table-cell>
          <table:table-cell table:formula="of:=[.S49]=[.M4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945040362721766" calcext:value-type="float">
            <text:p>0.9450403627</text:p>
          </table:table-cell>
          <table:table-cell office:value-type="float" office:value="0.0109186696879721" calcext:value-type="float">
            <text:p>0.0109186697</text:p>
          </table:table-cell>
          <table:table-cell office:value-type="float" office:value="0.00519787636211977" calcext:value-type="float">
            <text:p>0.0051978764</text:p>
          </table:table-cell>
          <table:table-cell office:value-type="float" office:value="0.00181607070697541" calcext:value-type="float">
            <text:p>0.0018160707</text:p>
          </table:table-cell>
          <table:table-cell office:value-type="float" office:value="0.0237259403095539" calcext:value-type="float">
            <text:p>0.0237259403</text:p>
          </table:table-cell>
          <table:table-cell office:value-type="float" office:value="0.0147088131308526" calcext:value-type="float">
            <text:p>0.0147088131</text:p>
          </table:table-cell>
          <table:table-cell/>
          <table:table-cell table:formula="of:=[.B50]+(2*[.C50])+[.D50]+(2*[.E50])+(2*[.F50])" office:value-type="float" office:value="0.1" calcext:value-type="float">
            <text:p>0.1</text:p>
          </table:table-cell>
          <table:table-cell table:formula="of:=[.A50]+[.D50]+[.E50]+(2*[.F50])" office:value-type="float" office:value="1" calcext:value-type="float">
            <text:p>1</text:p>
          </table:table-cell>
          <table:table-cell table:formula="of:=[.D50]+[.E50]+(2*[.F50])" office:value-type="float" office:value="0.0549596372782345" calcext:value-type="float">
            <text:p>0.0549596373</text:p>
          </table:table-cell>
          <table:table-cell table:formula="of:=([.J50]/[.I50])*100" office:value-type="float" office:value="5.49596372782345" calcext:value-type="float">
            <text:p>5.4959637278</text:p>
          </table:table-cell>
          <table:table-cell/>
          <table:table-cell table:formula="of:=[.J50]/[.H50]" office:value-type="float" office:value="0.549596372782345" calcext:value-type="float">
            <text:p>0.5495963728</text:p>
          </table:table-cell>
          <table:table-cell table:formula="of:=([.B50]+[.D50])/([.C50]+[.E50]+[.F50])" office:value-type="float" office:value="0.291862774547002" calcext:value-type="float">
            <text:p>0.2918627745</text:p>
          </table:table-cell>
          <table:table-cell table:formula="of:=([.B50]+[.D50])/(2*[.C50]+2*[.E50]+2*[.F50])" office:value-type="float" office:value="0.145931387273501" calcext:value-type="float">
            <text:p>0.1459313873</text:p>
          </table:table-cell>
          <table:table-cell table:formula="of:=([.B50]+[.D50])/([.B50]+(2*[.C50])+[.D50]+(2*[.E50])+(2*[.F50]))" office:value-type="float" office:value="0.127347403949475" calcext:value-type="float">
            <text:p>0.1273474039</text:p>
          </table:table-cell>
          <table:table-cell table:formula="of:=[.D50]/([.B50]+[.D50])" office:value-type="float" office:value="0.142607595494914" calcext:value-type="float">
            <text:p>0.1426075955</text:p>
          </table:table-cell>
          <table:table-cell table:formula="of:=([.E50]+(2*[.F50]))/(2*([.C50]+[.E50]+[.F50]))" office:value-type="float" office:value="0.608988809656645" calcext:value-type="float">
            <text:p>0.6089888097</text:p>
          </table:table-cell>
          <table:table-cell table:formula="of:=([.P50]*[.Q50])+((1-[.P50])*[.R50])" office:value-type="float" office:value="0.549596372782345" calcext:value-type="float">
            <text:p>0.5495963728</text:p>
          </table:table-cell>
          <table:table-cell table:formula="of:=[.S50]=[.M5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93009520673546" calcext:value-type="float">
            <text:p>1.9300952067</text:p>
          </table:table-cell>
          <table:table-cell office:value-type="float" office:value="0.00686051524503758" calcext:value-type="float">
            <text:p>0.0068605152</text:p>
          </table:table-cell>
          <table:table-cell office:value-type="float" office:value="0.00205210678703434" calcext:value-type="float">
            <text:p>0.0020521068</text:p>
          </table:table-cell>
          <table:table-cell office:value-type="float" office:value="0.00233049477587213" calcext:value-type="float">
            <text:p>0.0023304948</text:p>
          </table:table-cell>
          <table:table-cell office:value-type="float" office:value="0.0191304779163494" calcext:value-type="float">
            <text:p>0.0191304779</text:p>
          </table:table-cell>
          <table:table-cell office:value-type="float" office:value="0.0242219102861614" calcext:value-type="float">
            <text:p>0.0242219103</text:p>
          </table:table-cell>
          <table:table-cell/>
          <table:table-cell table:formula="of:=[.B51]+(2*[.C51])+[.D51]+(2*[.E51])+(2*[.F51])" office:value-type="float" office:value="0.1" calcext:value-type="float">
            <text:p>0.1</text:p>
          </table:table-cell>
          <table:table-cell table:formula="of:=[.A51]+[.D51]+[.E51]+(2*[.F51])" office:value-type="float" office:value="2" calcext:value-type="float">
            <text:p>2</text:p>
          </table:table-cell>
          <table:table-cell table:formula="of:=[.D51]+[.E51]+(2*[.F51])" office:value-type="float" office:value="0.0699047932645443" calcext:value-type="float">
            <text:p>0.0699047933</text:p>
          </table:table-cell>
          <table:table-cell table:formula="of:=([.J51]/[.I51])*100" office:value-type="float" office:value="3.49523966322722" calcext:value-type="float">
            <text:p>3.4952396632</text:p>
          </table:table-cell>
          <table:table-cell/>
          <table:table-cell table:formula="of:=[.J51]/[.H51]" office:value-type="float" office:value="0.699047932645443" calcext:value-type="float">
            <text:p>0.6990479326</text:p>
          </table:table-cell>
          <table:table-cell table:formula="of:=([.B51]+[.D51])/([.C51]+[.E51]+[.F51])" office:value-type="float" office:value="0.202425112822553" calcext:value-type="float">
            <text:p>0.2024251128</text:p>
          </table:table-cell>
          <table:table-cell table:formula="of:=([.B51]+[.D51])/(2*[.C51]+2*[.E51]+2*[.F51])" office:value-type="float" office:value="0.101212556411276" calcext:value-type="float">
            <text:p>0.1012125564</text:p>
          </table:table-cell>
          <table:table-cell table:formula="of:=([.B51]+[.D51])/([.B51]+(2*[.C51])+[.D51]+(2*[.E51])+(2*[.F51]))" office:value-type="float" office:value="0.0919101002090971" calcext:value-type="float">
            <text:p>0.0919101002</text:p>
          </table:table-cell>
          <table:table-cell table:formula="of:=[.D51]/([.B51]+[.D51])" office:value-type="float" office:value="0.253562423560655" calcext:value-type="float">
            <text:p>0.2535624236</text:p>
          </table:table-cell>
          <table:table-cell table:formula="of:=([.E51]+(2*[.F51]))/(2*([.C51]+[.E51]+[.F51]))" office:value-type="float" office:value="0.744136659864093" calcext:value-type="float">
            <text:p>0.7441366599</text:p>
          </table:table-cell>
          <table:table-cell table:formula="of:=([.P51]*[.Q51])+((1-[.P51])*[.R51])" office:value-type="float" office:value="0.699047932645443" calcext:value-type="float">
            <text:p>0.6990479326</text:p>
          </table:table-cell>
          <table:table-cell table:formula="of:=[.S51]=[.M5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9226659320529" calcext:value-type="float">
            <text:p>2.9226659321</text:p>
          </table:table-cell>
          <table:table-cell office:value-type="float" office:value="0.00501231702771023" calcext:value-type="float">
            <text:p>0.005012317</text:p>
          </table:table-cell>
          <table:table-cell office:value-type="float" office:value="0.00109537683860154" calcext:value-type="float">
            <text:p>0.0010953768</text:p>
          </table:table-cell>
          <table:table-cell office:value-type="float" office:value="0.00257828176628657" calcext:value-type="float">
            <text:p>0.0025782818</text:p>
          </table:table-cell>
          <table:table-cell office:value-type="float" office:value="0.0154628613479828" calcext:value-type="float">
            <text:p>0.0154628613</text:p>
          </table:table-cell>
          <table:table-cell office:value-type="float" office:value="0.0296464624164173" calcext:value-type="float">
            <text:p>0.0296464624</text:p>
          </table:table-cell>
          <table:table-cell/>
          <table:table-cell table:formula="of:=[.B52]+(2*[.C52])+[.D52]+(2*[.E52])+(2*[.F52])" office:value-type="float" office:value="0.1" calcext:value-type="float">
            <text:p>0.1</text:p>
          </table:table-cell>
          <table:table-cell table:formula="of:=[.A52]+[.D52]+[.E52]+(2*[.F52])" office:value-type="float" office:value="3" calcext:value-type="float">
            <text:p>3</text:p>
          </table:table-cell>
          <table:table-cell table:formula="of:=[.D52]+[.E52]+(2*[.F52])" office:value-type="float" office:value="0.0773340679471039" calcext:value-type="float">
            <text:p>0.0773340679</text:p>
          </table:table-cell>
          <table:table-cell table:formula="of:=([.J52]/[.I52])*100" office:value-type="float" office:value="2.57780226490346" calcext:value-type="float">
            <text:p>2.5778022649</text:p>
          </table:table-cell>
          <table:table-cell/>
          <table:table-cell table:formula="of:=[.J52]/[.H52]" office:value-type="float" office:value="0.773340679471039" calcext:value-type="float">
            <text:p>0.7733406795</text:p>
          </table:table-cell>
          <table:table-cell table:formula="of:=([.B52]+[.D52])/([.C52]+[.E52]+[.F52])" office:value-type="float" office:value="0.164281960383565" calcext:value-type="float">
            <text:p>0.1642819604</text:p>
          </table:table-cell>
          <table:table-cell table:formula="of:=([.B52]+[.D52])/(2*[.C52]+2*[.E52]+2*[.F52])" office:value-type="float" office:value="0.0821409801917826" calcext:value-type="float">
            <text:p>0.0821409802</text:p>
          </table:table-cell>
          <table:table-cell table:formula="of:=([.B52]+[.D52])/([.B52]+(2*[.C52])+[.D52]+(2*[.E52])+(2*[.F52]))" office:value-type="float" office:value="0.075905987939968" calcext:value-type="float">
            <text:p>0.0759059879</text:p>
          </table:table-cell>
          <table:table-cell table:formula="of:=[.D52]/([.B52]+[.D52])" office:value-type="float" office:value="0.339667770127129" calcext:value-type="float">
            <text:p>0.3396677701</text:p>
          </table:table-cell>
          <table:table-cell table:formula="of:=([.E52]+(2*[.F52]))/(2*([.C52]+[.E52]+[.F52]))" office:value-type="float" office:value="0.80896299732717" calcext:value-type="float">
            <text:p>0.8089629973</text:p>
          </table:table-cell>
          <table:table-cell table:formula="of:=([.P52]*[.Q52])+((1-[.P52])*[.R52])" office:value-type="float" office:value="0.773340679471039" calcext:value-type="float">
            <text:p>0.7733406795</text:p>
          </table:table-cell>
          <table:table-cell table:formula="of:=[.S52]=[.M5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91519462912616" calcext:value-type="float">
            <text:p>4.9151946291</text:p>
          </table:table-cell>
          <table:table-cell office:value-type="float" office:value="0.00326089868340614" calcext:value-type="float">
            <text:p>0.0032608987</text:p>
          </table:table-cell>
          <table:table-cell office:value-type="float" office:value="0.00046361886574183" calcext:value-type="float">
            <text:p>0.0004636189</text:p>
          </table:table-cell>
          <table:table-cell office:value-type="float" office:value="0.00282091949828522" calcext:value-type="float">
            <text:p>0.0028209195</text:p>
          </table:table-cell>
          <table:table-cell office:value-type="float" office:value="0.0110064927112735" calcext:value-type="float">
            <text:p>0.0110064927</text:p>
          </table:table-cell>
          <table:table-cell office:value-type="float" office:value="0.035488979332139" calcext:value-type="float">
            <text:p>0.0354889793</text:p>
          </table:table-cell>
          <table:table-cell/>
          <table:table-cell table:formula="of:=[.B53]+(2*[.C53])+[.D53]+(2*[.E53])+(2*[.F53])" office:value-type="float" office:value="0.1" calcext:value-type="float">
            <text:p>0.1</text:p>
          </table:table-cell>
          <table:table-cell table:formula="of:=[.A53]+[.D53]+[.E53]+(2*[.F53])" office:value-type="float" office:value="5" calcext:value-type="float">
            <text:p>5</text:p>
          </table:table-cell>
          <table:table-cell table:formula="of:=[.D53]+[.E53]+(2*[.F53])" office:value-type="float" office:value="0.0848053708738367" calcext:value-type="float">
            <text:p>0.0848053709</text:p>
          </table:table-cell>
          <table:table-cell table:formula="of:=([.J53]/[.I53])*100" office:value-type="float" office:value="1.69610741747673" calcext:value-type="float">
            <text:p>1.6961074175</text:p>
          </table:table-cell>
          <table:table-cell/>
          <table:table-cell table:formula="of:=[.J53]/[.H53]" office:value-type="float" office:value="0.848053708738367" calcext:value-type="float">
            <text:p>0.8480537087</text:p>
          </table:table-cell>
          <table:table-cell table:formula="of:=([.B53]+[.D53])/([.C53]+[.E53]+[.F53])" office:value-type="float" office:value="0.129513115861997" calcext:value-type="float">
            <text:p>0.1295131159</text:p>
          </table:table-cell>
          <table:table-cell table:formula="of:=([.B53]+[.D53])/(2*[.C53]+2*[.E53]+2*[.F53])" office:value-type="float" office:value="0.0647565579309986" calcext:value-type="float">
            <text:p>0.0647565579</text:p>
          </table:table-cell>
          <table:table-cell table:formula="of:=([.B53]+[.D53])/([.B53]+(2*[.C53])+[.D53]+(2*[.E53])+(2*[.F53]))" office:value-type="float" office:value="0.0608181818169136" calcext:value-type="float">
            <text:p>0.0608181818</text:p>
          </table:table-cell>
          <table:table-cell table:formula="of:=[.D53]/([.B53]+[.D53])" office:value-type="float" office:value="0.463828318113371" calcext:value-type="float">
            <text:p>0.4638283181</text:p>
          </table:table-cell>
          <table:table-cell table:formula="of:=([.E53]+(2*[.F53]))/(2*([.C53]+[.E53]+[.F53]))" office:value-type="float" office:value="0.872934822504935" calcext:value-type="float">
            <text:p>0.8729348225</text:p>
          </table:table-cell>
          <table:table-cell table:formula="of:=([.P53]*[.Q53])+((1-[.P53])*[.R53])" office:value-type="float" office:value="0.848053708738367" calcext:value-type="float">
            <text:p>0.8480537087</text:p>
          </table:table-cell>
          <table:table-cell table:formula="of:=[.S53]=[.M5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91017292713535" calcext:value-type="float">
            <text:p>7.9101729271</text:p>
          </table:table-cell>
          <table:table-cell office:value-type="float" office:value="0.0021405815745259" calcext:value-type="float">
            <text:p>0.0021405816</text:p>
          </table:table-cell>
          <table:table-cell office:value-type="float" office:value="0.00019977910120591" calcext:value-type="float">
            <text:p>0.0001997791</text:p>
          </table:table-cell>
          <table:table-cell office:value-type="float" office:value="0.00298009719376855" calcext:value-type="float">
            <text:p>0.0029800972</text:p>
          </table:table-cell>
          <table:table-cell office:value-type="float" office:value="0.00763278735841181" calcext:value-type="float">
            <text:p>0.0076327874</text:p>
          </table:table-cell>
          <table:table-cell office:value-type="float" office:value="0.0396070941562351" calcext:value-type="float">
            <text:p>0.0396070942</text:p>
          </table:table-cell>
          <table:table-cell/>
          <table:table-cell table:formula="of:=[.B54]+(2*[.C54])+[.D54]+(2*[.E54])+(2*[.F54])" office:value-type="float" office:value="0.1" calcext:value-type="float">
            <text:p>0.1</text:p>
          </table:table-cell>
          <table:table-cell table:formula="of:=[.A54]+[.D54]+[.E54]+(2*[.F54])" office:value-type="float" office:value="8" calcext:value-type="float">
            <text:p>8</text:p>
          </table:table-cell>
          <table:table-cell table:formula="of:=[.D54]+[.E54]+(2*[.F54])" office:value-type="float" office:value="0.0898270728646505" calcext:value-type="float">
            <text:p>0.0898270729</text:p>
          </table:table-cell>
          <table:table-cell table:formula="of:=([.J54]/[.I54])*100" office:value-type="float" office:value="1.12283841080813" calcext:value-type="float">
            <text:p>1.1228384108</text:p>
          </table:table-cell>
          <table:table-cell/>
          <table:table-cell table:formula="of:=[.J54]/[.H54]" office:value-type="float" office:value="0.898270728646505" calcext:value-type="float">
            <text:p>0.8982707286</text:p>
          </table:table-cell>
          <table:table-cell table:formula="of:=([.B54]+[.D54])/([.C54]+[.E54]+[.F54])" office:value-type="float" office:value="0.107940881149206" calcext:value-type="float">
            <text:p>0.1079408811</text:p>
          </table:table-cell>
          <table:table-cell table:formula="of:=([.B54]+[.D54])/(2*[.C54]+2*[.E54]+2*[.F54])" office:value-type="float" office:value="0.0539704405746032" calcext:value-type="float">
            <text:p>0.0539704406</text:p>
          </table:table-cell>
          <table:table-cell table:formula="of:=([.B54]+[.D54])/([.B54]+(2*[.C54])+[.D54]+(2*[.E54])+(2*[.F54]))" office:value-type="float" office:value="0.0512067876829445" calcext:value-type="float">
            <text:p>0.0512067877</text:p>
          </table:table-cell>
          <table:table-cell table:formula="of:=[.D54]/([.B54]+[.D54])" office:value-type="float" office:value="0.581973079862055" calcext:value-type="float">
            <text:p>0.5819730799</text:p>
          </table:table-cell>
          <table:table-cell table:formula="of:=([.E54]+(2*[.F54]))/(2*([.C54]+[.E54]+[.F54]))" office:value-type="float" office:value="0.915341452104112" calcext:value-type="float">
            <text:p>0.9153414521</text:p>
          </table:table-cell>
          <table:table-cell table:formula="of:=([.P54]*[.Q54])+((1-[.P54])*[.R54])" office:value-type="float" office:value="0.898270728646505" calcext:value-type="float">
            <text:p>0.8982707286</text:p>
          </table:table-cell>
          <table:table-cell table:formula="of:=[.S54]=[.M5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.90833689417089" calcext:value-type="float">
            <text:p>9.9083368942</text:p>
          </table:table-cell>
          <table:table-cell office:value-type="float" office:value="0.0017418167742461" calcext:value-type="float">
            <text:p>0.0017418168</text:p>
          </table:table-cell>
          <table:table-cell office:value-type="float" office:value="0.000132279159431966" calcext:value-type="float">
            <text:p>0.0001322792</text:p>
          </table:table-cell>
          <table:table-cell office:value-type="float" office:value="0.00303749730365811" calcext:value-type="float">
            <text:p>0.0030374973</text:p>
          </table:table-cell>
          <table:table-cell office:value-type="float" office:value="0.00633051907777428" calcext:value-type="float">
            <text:p>0.0063305191</text:p>
          </table:table-cell>
          <table:table-cell office:value-type="float" office:value="0.0411475447238417" calcext:value-type="float">
            <text:p>0.0411475447</text:p>
          </table:table-cell>
          <table:table-cell/>
          <table:table-cell table:formula="of:=[.B55]+(2*[.C55])+[.D55]+(2*[.E55])+(2*[.F55])" office:value-type="float" office:value="0.1" calcext:value-type="float">
            <text:p>0.1</text:p>
          </table:table-cell>
          <table:table-cell table:formula="of:=[.A55]+[.D55]+[.E55]+(2*[.F55])" office:value-type="float" office:value="10" calcext:value-type="float">
            <text:p>10</text:p>
          </table:table-cell>
          <table:table-cell table:formula="of:=[.D55]+[.E55]+(2*[.F55])" office:value-type="float" office:value="0.0916631058291157" calcext:value-type="float">
            <text:p>0.0916631058</text:p>
          </table:table-cell>
          <table:table-cell table:formula="of:=([.J55]/[.I55])*100" office:value-type="float" office:value="0.916631058291157" calcext:value-type="float">
            <text:p>0.9166310583</text:p>
          </table:table-cell>
          <table:table-cell/>
          <table:table-cell table:formula="of:=[.J55]/[.H55]" office:value-type="float" office:value="0.916631058291157" calcext:value-type="float">
            <text:p>0.9166310583</text:p>
          </table:table-cell>
          <table:table-cell table:formula="of:=([.B55]+[.D55])/([.C55]+[.E55]+[.F55])" office:value-type="float" office:value="0.100383945602206" calcext:value-type="float">
            <text:p>0.1003839456</text:p>
          </table:table-cell>
          <table:table-cell table:formula="of:=([.B55]+[.D55])/(2*[.C55]+2*[.E55]+2*[.F55])" office:value-type="float" office:value="0.0501919728011031" calcext:value-type="float">
            <text:p>0.0501919728</text:p>
          </table:table-cell>
          <table:table-cell table:formula="of:=([.B55]+[.D55])/([.B55]+(2*[.C55])+[.D55]+(2*[.E55])+(2*[.F55]))" office:value-type="float" office:value="0.0477931407790422" calcext:value-type="float">
            <text:p>0.0477931408</text:p>
          </table:table-cell>
          <table:table-cell table:formula="of:=[.D55]/([.B55]+[.D55])" office:value-type="float" office:value="0.635550887459167" calcext:value-type="float">
            <text:p>0.6355508875</text:p>
          </table:table-cell>
          <table:table-cell table:formula="of:=([.E55]+(2*[.F55]))/(2*([.C55]+[.E55]+[.F55]))" office:value-type="float" office:value="0.930739026580486" calcext:value-type="float">
            <text:p>0.9307390266</text:p>
          </table:table-cell>
          <table:table-cell table:formula="of:=([.P55]*[.Q55])+((1-[.P55])*[.R55])" office:value-type="float" office:value="0.916631058291157" calcext:value-type="float">
            <text:p>0.9166310583</text:p>
          </table:table-cell>
          <table:table-cell table:formula="of:=[.S55]=[.M55]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6:57:01.312596000</meta:creation-date>
    <dc:date>2016-02-28T17:38:18.059184000</dc:date>
    <meta:editing-duration>PT12M28S</meta:editing-duration>
    <meta:editing-cycles>2</meta:editing-cycles>
    <meta:generator>LibreOffice/5.1.0.3$MacOSX_X86_64 LibreOffice_project/5e3e00a007d9b3b6efb6797a8b8e57b51ab1f737</meta:generator>
    <meta:document-statistic meta:table-count="1" meta:cell-count="882" meta:object-count="0"/>
  </office:meta>
</office:document-meta>
</file>